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  <table:table-cell table:formula="of:=134-2"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int Alto</text:p>
          </table:table-cell>
          <table:table-cell office:value-type="string" calcext:value-type="string">
            <text:p>Int Baixa</text:p>
          </table:table-cell>
          <table:table-cell office:value-type="string" calcext:value-type="string">
            <text:p>bináriobaixo</text:p>
          </table:table-cell>
          <table:table-cell office:value-type="string" calcext:value-type="string">
            <text:p>binárioalto</text:p>
          </table:table-cell>
          <table:table-cell office:value-type="string" calcext:value-type="string">
            <text:p>binário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3]=0;DEC2BIN([.B3]);DEC2BIN([.B3];9))" office:value-type="string" office:string-value="000000001" calcext:value-type="string">
            <text:p>000000001</text:p>
          </table:table-cell>
          <table:table-cell table:formula="of:=DEC2BIN([.A3])" office:value-type="string" office:string-value="1" calcext:value-type="string">
            <text:p>1</text:p>
          </table:table-cell>
          <table:table-cell table:formula="of:=CONCATENATE(IF([.D3]=&quot;0&quot;;&quot;&quot;;[.D3]);[.C3])" office:value-type="string" office:string-value="1000000001" calcext:value-type="string">
            <text:p>1000000001</text:p>
          </table:table-cell>
          <table:table-cell table:formula="of:=[.B3]+512*[.A3]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A4]=0;DEC2BIN([.B4]);DEC2BIN([.B4];9))" office:value-type="string" office:string-value="10" calcext:value-type="string">
            <text:p>10</text:p>
          </table:table-cell>
          <table:table-cell table:formula="of:=DEC2BIN([.A4])" office:value-type="string" office:string-value="0" calcext:value-type="string">
            <text:p>0</text:p>
          </table:table-cell>
          <table:table-cell table:formula="of:=CONCATENATE(IF([.D4]=&quot;0&quot;;&quot;&quot;;[.D4]);[.C4])" office:value-type="string" office:string-value="10" calcext:value-type="string">
            <text:p>10</text:p>
          </table:table-cell>
          <table:table-cell table:formula="of:=[.B4]+512*[.A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A5]=0;DEC2BIN([.B5]);DEC2BIN([.B5];9))" office:value-type="string" office:string-value="11" calcext:value-type="string">
            <text:p>11</text:p>
          </table:table-cell>
          <table:table-cell table:formula="of:=DEC2BIN([.A5])" office:value-type="string" office:string-value="0" calcext:value-type="string">
            <text:p>0</text:p>
          </table:table-cell>
          <table:table-cell table:formula="of:=CONCATENATE(IF([.D5]=&quot;0&quot;;&quot;&quot;;[.D5]);[.C5])" office:value-type="string" office:string-value="11" calcext:value-type="string">
            <text:p>11</text:p>
          </table:table-cell>
          <table:table-cell table:formula="of:=[.B5]+512*[.A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A6]=0;DEC2BIN([.B6]);DEC2BIN([.B6];9))" office:value-type="string" office:string-value="100" calcext:value-type="string">
            <text:p>100</text:p>
          </table:table-cell>
          <table:table-cell table:formula="of:=DEC2BIN([.A6])" office:value-type="string" office:string-value="0" calcext:value-type="string">
            <text:p>0</text:p>
          </table:table-cell>
          <table:table-cell table:formula="of:=CONCATENATE(IF([.D6]=&quot;0&quot;;&quot;&quot;;[.D6]);[.C6])" office:value-type="string" office:string-value="100" calcext:value-type="string">
            <text:p>100</text:p>
          </table:table-cell>
          <table:table-cell table:formula="of:=[.B6]+512*[.A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7]=0;DEC2BIN([.B7]);DEC2BIN([.B7];9))" office:value-type="string" office:string-value="101" calcext:value-type="string">
            <text:p>101</text:p>
          </table:table-cell>
          <table:table-cell table:formula="of:=DEC2BIN([.A7])" office:value-type="string" office:string-value="0" calcext:value-type="string">
            <text:p>0</text:p>
          </table:table-cell>
          <table:table-cell table:formula="of:=CONCATENATE(IF([.D7]=&quot;0&quot;;&quot;&quot;;[.D7]);[.C7])" office:value-type="string" office:string-value="101" calcext:value-type="string">
            <text:p>101</text:p>
          </table:table-cell>
          <table:table-cell table:formula="of:=[.B7]+512*[.A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IF([.A8]=0;DEC2BIN([.B8]);DEC2BIN([.B8];9))" office:value-type="string" office:string-value="000000101" calcext:value-type="string">
            <text:p>000000101</text:p>
          </table:table-cell>
          <table:table-cell table:formula="of:=DEC2BIN([.A8])" office:value-type="string" office:string-value="1100" calcext:value-type="string">
            <text:p>1100</text:p>
          </table:table-cell>
          <table:table-cell table:formula="of:=CONCATENATE(IF([.D8]=&quot;0&quot;;&quot;&quot;;[.D8]);[.C8])" office:value-type="string" office:string-value="1100000000101" calcext:value-type="string">
            <text:p>1100000000101</text:p>
          </table:table-cell>
          <table:table-cell table:formula="of:=[.B8]+512*[.A8]"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9]=0;DEC2BIN([.B9]);DEC2BIN([.B9];9))" office:value-type="string" office:string-value="101" calcext:value-type="string">
            <text:p>101</text:p>
          </table:table-cell>
          <table:table-cell table:formula="of:=DEC2BIN([.A9])" office:value-type="string" office:string-value="0" calcext:value-type="string">
            <text:p>0</text:p>
          </table:table-cell>
          <table:table-cell table:formula="of:=CONCATENATE(IF([.D9]=&quot;0&quot;;&quot;&quot;;[.D9]);[.C9])" office:value-type="string" office:string-value="101" calcext:value-type="string">
            <text:p>101</text:p>
          </table:table-cell>
          <table:table-cell table:formula="of:=[.B9]+512*[.A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10]=0;DEC2BIN([.B10]);DEC2BIN([.B10];9))" office:value-type="string" office:string-value="101" calcext:value-type="string">
            <text:p>101</text:p>
          </table:table-cell>
          <table:table-cell table:formula="of:=DEC2BIN([.A10])" office:value-type="string" office:string-value="0" calcext:value-type="string">
            <text:p>0</text:p>
          </table:table-cell>
          <table:table-cell table:formula="of:=CONCATENATE(IF([.D10]=&quot;0&quot;;&quot;&quot;;[.D10]);[.C10])" office:value-type="string" office:string-value="101" calcext:value-type="string">
            <text:p>101</text:p>
          </table:table-cell>
          <table:table-cell table:formula="of:=[.B10]+512*[.A1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A11]=0;DEC2BIN([.B11]);DEC2BIN([.B11];9))" office:value-type="string" office:string-value="000001010" calcext:value-type="string">
            <text:p>000001010</text:p>
          </table:table-cell>
          <table:table-cell table:formula="of:=DEC2BIN([.A11])" office:value-type="string" office:string-value="1111" calcext:value-type="string">
            <text:p>1111</text:p>
          </table:table-cell>
          <table:table-cell table:formula="of:=CONCATENATE(IF([.D11]=&quot;0&quot;;&quot;&quot;;[.D11]);[.C11])" office:value-type="string" office:string-value="1111000001010" calcext:value-type="string">
            <text:p>1111000001010</text:p>
          </table:table-cell>
          <table:table-cell table:formula="of:=[.B11]+512*[.A11]"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[.A12]=0;DEC2BIN([.B12]);DEC2BIN([.B12];9))" office:value-type="string" office:string-value="1011" calcext:value-type="string">
            <text:p>1011</text:p>
          </table:table-cell>
          <table:table-cell table:formula="of:=DEC2BIN([.A12])" office:value-type="string" office:string-value="0" calcext:value-type="string">
            <text:p>0</text:p>
          </table:table-cell>
          <table:table-cell table:formula="of:=CONCATENATE(IF([.D12]=&quot;0&quot;;&quot;&quot;;[.D12]);[.C12])" office:value-type="string" office:string-value="1011" calcext:value-type="string">
            <text:p>1011</text:p>
          </table:table-cell>
          <table:table-cell table:formula="of:=[.B12]+512*[.A1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([.A13]=0;DEC2BIN([.B13]);DEC2BIN([.B13];9))" office:value-type="string" office:string-value="1100" calcext:value-type="string">
            <text:p>1100</text:p>
          </table:table-cell>
          <table:table-cell table:formula="of:=DEC2BIN([.A13])" office:value-type="string" office:string-value="0" calcext:value-type="string">
            <text:p>0</text:p>
          </table:table-cell>
          <table:table-cell table:formula="of:=CONCATENATE(IF([.D13]=&quot;0&quot;;&quot;&quot;;[.D13]);[.C13])" office:value-type="string" office:string-value="1100" calcext:value-type="string">
            <text:p>1100</text:p>
          </table:table-cell>
          <table:table-cell table:formula="of:=[.B13]+512*[.A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IF([.A14]=0;DEC2BIN([.B14]);DEC2BIN([.B14];9))" office:value-type="string" office:string-value="000001101" calcext:value-type="string">
            <text:p>000001101</text:p>
          </table:table-cell>
          <table:table-cell table:formula="of:=DEC2BIN([.A14])" office:value-type="string" office:string-value="10101" calcext:value-type="string">
            <text:p>10101</text:p>
          </table:table-cell>
          <table:table-cell table:formula="of:=CONCATENATE(IF([.D14]=&quot;0&quot;;&quot;&quot;;[.D14]);[.C14])" office:value-type="string" office:string-value="10101000001101" calcext:value-type="string">
            <text:p>10101000001101</text:p>
          </table:table-cell>
          <table:table-cell table:formula="of:=[.B14]+512*[.A14]" office:value-type="float" office:value="10765" calcext:value-type="float">
            <text:p>10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A15]=0;DEC2BIN([.B15]);DEC2BIN([.B15];9))" office:value-type="string" office:string-value="10" calcext:value-type="string">
            <text:p>10</text:p>
          </table:table-cell>
          <table:table-cell table:formula="of:=DEC2BIN([.A15])" office:value-type="string" office:string-value="0" calcext:value-type="string">
            <text:p>0</text:p>
          </table:table-cell>
          <table:table-cell table:formula="of:=CONCATENATE(IF([.D15]=&quot;0&quot;;&quot;&quot;;[.D15]);[.C15])" office:value-type="string" office:string-value="10" calcext:value-type="string">
            <text:p>10</text:p>
          </table:table-cell>
          <table:table-cell table:formula="of:=[.B15]+512*[.A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A16]=0;DEC2BIN([.B16]);DEC2BIN([.B16];9))" office:value-type="string" office:string-value="11" calcext:value-type="string">
            <text:p>11</text:p>
          </table:table-cell>
          <table:table-cell table:formula="of:=DEC2BIN([.A16])" office:value-type="string" office:string-value="0" calcext:value-type="string">
            <text:p>0</text:p>
          </table:table-cell>
          <table:table-cell table:formula="of:=CONCATENATE(IF([.D16]=&quot;0&quot;;&quot;&quot;;[.D16]);[.C16])" office:value-type="string" office:string-value="11" calcext:value-type="string">
            <text:p>11</text:p>
          </table:table-cell>
          <table:table-cell table:formula="of:=[.B16]+512*[.A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IF([.A17]=0;DEC2BIN([.B17]);DEC2BIN([.B17];9))" office:value-type="string" office:string-value="000000100" calcext:value-type="string">
            <text:p>000000100</text:p>
          </table:table-cell>
          <table:table-cell table:formula="of:=DEC2BIN([.A17])" office:value-type="string" office:string-value="11110" calcext:value-type="string">
            <text:p>11110</text:p>
          </table:table-cell>
          <table:table-cell table:formula="of:=CONCATENATE(IF([.D17]=&quot;0&quot;;&quot;&quot;;[.D17]);[.C17])" office:value-type="string" office:string-value="11110000000100" calcext:value-type="string">
            <text:p>11110000000100</text:p>
          </table:table-cell>
          <table:table-cell table:formula="of:=[.B17]+512*[.A17]" office:value-type="float" office:value="15364" calcext:value-type="float">
            <text:p>153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IF([.A18]=0;DEC2BIN([.B18]);DEC2BIN([.B18];9))" office:value-type="string" office:string-value="000000101" calcext:value-type="string">
            <text:p>000000101</text:p>
          </table:table-cell>
          <table:table-cell table:formula="of:=DEC2BIN([.A18])" office:value-type="string" office:string-value="11111" calcext:value-type="string">
            <text:p>11111</text:p>
          </table:table-cell>
          <table:table-cell table:formula="of:=CONCATENATE(IF([.D18]=&quot;0&quot;;&quot;&quot;;[.D18]);[.C18])" office:value-type="string" office:string-value="11111000000101" calcext:value-type="string">
            <text:p>11111000000101</text:p>
          </table:table-cell>
          <table:table-cell table:formula="of:=[.B18]+512*[.A18]" office:value-type="float" office:value="15877" calcext:value-type="float">
            <text:p>158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IF([.A19]=0;DEC2BIN([.B19]);DEC2BIN([.B19];9))" office:value-type="string" office:string-value="000000110" calcext:value-type="string">
            <text:p>000000110</text:p>
          </table:table-cell>
          <table:table-cell table:formula="of:=DEC2BIN([.A19])" office:value-type="string" office:string-value="100000" calcext:value-type="string">
            <text:p>100000</text:p>
          </table:table-cell>
          <table:table-cell table:formula="of:=CONCATENATE(IF([.D19]=&quot;0&quot;;&quot;&quot;;[.D19]);[.C19])" office:value-type="string" office:string-value="100000000000110" calcext:value-type="string">
            <text:p>100000000000110</text:p>
          </table:table-cell>
          <table:table-cell table:formula="of:=[.B19]+512*[.A19]" office:value-type="float" office:value="16390" calcext:value-type="float">
            <text:p>163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IF([.A20]=0;DEC2BIN([.B20]);DEC2BIN([.B20];9))" office:value-type="string" office:string-value="000000110" calcext:value-type="string">
            <text:p>000000110</text:p>
          </table:table-cell>
          <table:table-cell table:formula="of:=DEC2BIN([.A20])" office:value-type="string" office:string-value="100001" calcext:value-type="string">
            <text:p>100001</text:p>
          </table:table-cell>
          <table:table-cell table:formula="of:=CONCATENATE(IF([.D20]=&quot;0&quot;;&quot;&quot;;[.D20]);[.C20])" office:value-type="string" office:string-value="100001000000110" calcext:value-type="string">
            <text:p>100001000000110</text:p>
          </table:table-cell>
          <table:table-cell table:formula="of:=[.B20]+512*[.A20]" office:value-type="float" office:value="16902" calcext:value-type="float">
            <text:p>169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IF([.A21]=0;DEC2BIN([.B21]);DEC2BIN([.B21];9))" office:value-type="string" office:string-value="000000110" calcext:value-type="string">
            <text:p>000000110</text:p>
          </table:table-cell>
          <table:table-cell table:formula="of:=DEC2BIN([.A21])" office:value-type="string" office:string-value="100010" calcext:value-type="string">
            <text:p>100010</text:p>
          </table:table-cell>
          <table:table-cell table:formula="of:=CONCATENATE(IF([.D21]=&quot;0&quot;;&quot;&quot;;[.D21]);[.C21])" office:value-type="string" office:string-value="100010000000110" calcext:value-type="string">
            <text:p>100010000000110</text:p>
          </table:table-cell>
          <table:table-cell table:formula="of:=[.B21]+512*[.A21]" office:value-type="float" office:value="17414" calcext:value-type="float">
            <text:p>174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IF([.A22]=0;DEC2BIN([.B22]);DEC2BIN([.B22];9))" office:value-type="string" office:string-value="000000110" calcext:value-type="string">
            <text:p>000000110</text:p>
          </table:table-cell>
          <table:table-cell table:formula="of:=DEC2BIN([.A22])" office:value-type="string" office:string-value="100011" calcext:value-type="string">
            <text:p>100011</text:p>
          </table:table-cell>
          <table:table-cell table:formula="of:=CONCATENATE(IF([.D22]=&quot;0&quot;;&quot;&quot;;[.D22]);[.C22])" office:value-type="string" office:string-value="100011000000110" calcext:value-type="string">
            <text:p>100011000000110</text:p>
          </table:table-cell>
          <table:table-cell table:formula="of:=[.B22]+512*[.A22]" office:value-type="float" office:value="17926" calcext:value-type="float">
            <text:p>179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IF([.A23]=0;DEC2BIN([.B23]);DEC2BIN([.B23];9))" office:value-type="string" office:string-value="000001011" calcext:value-type="string">
            <text:p>000001011</text:p>
          </table:table-cell>
          <table:table-cell table:formula="of:=DEC2BIN([.A23])" office:value-type="string" office:string-value="100100" calcext:value-type="string">
            <text:p>100100</text:p>
          </table:table-cell>
          <table:table-cell table:formula="of:=CONCATENATE(IF([.D23]=&quot;0&quot;;&quot;&quot;;[.D23]);[.C23])" office:value-type="string" office:string-value="100100000001011" calcext:value-type="string">
            <text:p>100100000001011</text:p>
          </table:table-cell>
          <table:table-cell table:formula="of:=[.B23]+512*[.A23]" office:value-type="float" office:value="18443" calcext:value-type="float">
            <text:p>184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[.A24]=0;DEC2BIN([.B24]);DEC2BIN([.B24];9))" office:value-type="string" office:string-value="000001100" calcext:value-type="string">
            <text:p>000001100</text:p>
          </table:table-cell>
          <table:table-cell table:formula="of:=DEC2BIN([.A24])" office:value-type="string" office:string-value="100101" calcext:value-type="string">
            <text:p>100101</text:p>
          </table:table-cell>
          <table:table-cell table:formula="of:=CONCATENATE(IF([.D24]=&quot;0&quot;;&quot;&quot;;[.D24]);[.C24])" office:value-type="string" office:string-value="100101000001100" calcext:value-type="string">
            <text:p>100101000001100</text:p>
          </table:table-cell>
          <table:table-cell table:formula="of:=[.B24]+512*[.A24]" office:value-type="float" office:value="18956" calcext:value-type="float">
            <text:p>189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IF([.A25]=0;DEC2BIN([.B25]);DEC2BIN([.B25];9))" office:value-type="string" office:string-value="000001101" calcext:value-type="string">
            <text:p>000001101</text:p>
          </table:table-cell>
          <table:table-cell table:formula="of:=DEC2BIN([.A25])" office:value-type="string" office:string-value="100110" calcext:value-type="string">
            <text:p>100110</text:p>
          </table:table-cell>
          <table:table-cell table:formula="of:=CONCATENATE(IF([.D25]=&quot;0&quot;;&quot;&quot;;[.D25]);[.C25])" office:value-type="string" office:string-value="100110000001101" calcext:value-type="string">
            <text:p>100110000001101</text:p>
          </table:table-cell>
          <table:table-cell table:formula="of:=[.B25]+512*[.A25]" office:value-type="float" office:value="19469" calcext:value-type="float">
            <text:p>194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IF([.A26]=0;DEC2BIN([.B26]);DEC2BIN([.B26];9))" office:value-type="string" office:string-value="000001110" calcext:value-type="string">
            <text:p>000001110</text:p>
          </table:table-cell>
          <table:table-cell table:formula="of:=DEC2BIN([.A26])" office:value-type="string" office:string-value="100111" calcext:value-type="string">
            <text:p>100111</text:p>
          </table:table-cell>
          <table:table-cell table:formula="of:=CONCATENATE(IF([.D26]=&quot;0&quot;;&quot;&quot;;[.D26]);[.C26])" office:value-type="string" office:string-value="100111000001110" calcext:value-type="string">
            <text:p>100111000001110</text:p>
          </table:table-cell>
          <table:table-cell table:formula="of:=[.B26]+512*[.A26]" office:value-type="float" office:value="19982" calcext:value-type="float">
            <text:p>199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IF([.A27]=0;DEC2BIN([.B27]);DEC2BIN([.B27];9))" office:value-type="string" office:string-value="000000011" calcext:value-type="string">
            <text:p>000000011</text:p>
          </table:table-cell>
          <table:table-cell table:formula="of:=DEC2BIN([.A27])" office:value-type="string" office:string-value="101000" calcext:value-type="string">
            <text:p>101000</text:p>
          </table:table-cell>
          <table:table-cell table:formula="of:=CONCATENATE(IF([.D27]=&quot;0&quot;;&quot;&quot;;[.D27]);[.C27])" office:value-type="string" office:string-value="101000000000011" calcext:value-type="string">
            <text:p>101000000000011</text:p>
          </table:table-cell>
          <table:table-cell table:formula="of:=[.B27]+512*[.A27]" office:value-type="float" office:value="20483" calcext:value-type="float">
            <text:p>204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IF([.A28]=0;DEC2BIN([.B28]);DEC2BIN([.B28];9))" office:value-type="string" office:string-value="000000100" calcext:value-type="string">
            <text:p>000000100</text:p>
          </table:table-cell>
          <table:table-cell table:formula="of:=DEC2BIN([.A28])" office:value-type="string" office:string-value="1100100" calcext:value-type="string">
            <text:p>1100100</text:p>
          </table:table-cell>
          <table:table-cell table:formula="of:=CONCATENATE(IF([.D28]=&quot;0&quot;;&quot;&quot;;[.D28]);[.C28])" office:value-type="string" office:string-value="1100100000000100" calcext:value-type="string">
            <text:p>1100100000000100</text:p>
          </table:table-cell>
          <table:table-cell table:formula="of:=[.B28]+512*[.A28]" office:value-type="float" office:value="51204" calcext:value-type="float">
            <text:p>512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IF([.A29]=0;DEC2BIN([.B29]);DEC2BIN([.B29];9))" office:value-type="string" office:string-value="000000101" calcext:value-type="string">
            <text:p>000000101</text:p>
          </table:table-cell>
          <table:table-cell table:formula="of:=DEC2BIN([.A29])" office:value-type="string" office:string-value="1100101" calcext:value-type="string">
            <text:p>1100101</text:p>
          </table:table-cell>
          <table:table-cell table:formula="of:=CONCATENATE(IF([.D29]=&quot;0&quot;;&quot;&quot;;[.D29]);[.C29])" office:value-type="string" office:string-value="1100101000000101" calcext:value-type="string">
            <text:p>1100101000000101</text:p>
          </table:table-cell>
          <table:table-cell table:formula="of:=[.B29]+512*[.A29]" office:value-type="float" office:value="51717" calcext:value-type="float">
            <text:p>517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IF([.A30]=0;DEC2BIN([.B30]);DEC2BIN([.B30];9))" office:value-type="string" office:string-value="000000110" calcext:value-type="string">
            <text:p>000000110</text:p>
          </table:table-cell>
          <table:table-cell table:formula="of:=DEC2BIN([.A30])" office:value-type="string" office:string-value="1100110" calcext:value-type="string">
            <text:p>1100110</text:p>
          </table:table-cell>
          <table:table-cell table:formula="of:=CONCATENATE(IF([.D30]=&quot;0&quot;;&quot;&quot;;[.D30]);[.C30])" office:value-type="string" office:string-value="1100110000000110" calcext:value-type="string">
            <text:p>1100110000000110</text:p>
          </table:table-cell>
          <table:table-cell table:formula="of:=[.B30]+512*[.A30]" office:value-type="float" office:value="52230" calcext:value-type="float">
            <text:p>5223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IF([.A31]=0;DEC2BIN([.B31]);DEC2BIN([.B31];9))" office:value-type="string" office:string-value="000000111" calcext:value-type="string">
            <text:p>000000111</text:p>
          </table:table-cell>
          <table:table-cell table:formula="of:=DEC2BIN([.A31])" office:value-type="string" office:string-value="1100111" calcext:value-type="string">
            <text:p>1100111</text:p>
          </table:table-cell>
          <table:table-cell table:formula="of:=CONCATENATE(IF([.D31]=&quot;0&quot;;&quot;&quot;;[.D31]);[.C31])" office:value-type="string" office:string-value="1100111000000111" calcext:value-type="string">
            <text:p>1100111000000111</text:p>
          </table:table-cell>
          <table:table-cell table:formula="of:=[.B31]+512*[.A31]" office:value-type="float" office:value="52743" calcext:value-type="float">
            <text:p>527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table:formula="of:=IF([.A32]=0;DEC2BIN([.B32]);DEC2BIN([.B32];9))" office:value-type="string" office:string-value="000000111" calcext:value-type="string">
            <text:p>000000111</text:p>
          </table:table-cell>
          <table:table-cell table:formula="of:=DEC2BIN([.A32])" office:value-type="string" office:string-value="1101000" calcext:value-type="string">
            <text:p>1101000</text:p>
          </table:table-cell>
          <table:table-cell table:formula="of:=CONCATENATE(IF([.D32]=&quot;0&quot;;&quot;&quot;;[.D32]);[.C32])" office:value-type="string" office:string-value="1101000000000111" calcext:value-type="string">
            <text:p>1101000000000111</text:p>
          </table:table-cell>
          <table:table-cell table:formula="of:=[.B32]+512*[.A32]" office:value-type="float" office:value="53255" calcext:value-type="float">
            <text:p>532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formula="of:=IF([.A33]=0;DEC2BIN([.B33]);DEC2BIN([.B33];9))" office:value-type="string" office:string-value="000000111" calcext:value-type="string">
            <text:p>000000111</text:p>
          </table:table-cell>
          <table:table-cell table:formula="of:=DEC2BIN([.A33])" office:value-type="string" office:string-value="1101001" calcext:value-type="string">
            <text:p>1101001</text:p>
          </table:table-cell>
          <table:table-cell table:formula="of:=CONCATENATE(IF([.D33]=&quot;0&quot;;&quot;&quot;;[.D33]);[.C33])" office:value-type="string" office:string-value="1101001000000111" calcext:value-type="string">
            <text:p>1101001000000111</text:p>
          </table:table-cell>
          <table:table-cell table:formula="of:=[.B33]+512*[.A33]" office:value-type="float" office:value="53767" calcext:value-type="float">
            <text:p>537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formula="of:=IF([.A34]=0;DEC2BIN([.B34]);DEC2BIN([.B34];9))" office:value-type="string" office:string-value="000000111" calcext:value-type="string">
            <text:p>000000111</text:p>
          </table:table-cell>
          <table:table-cell table:formula="of:=DEC2BIN([.A34])" office:value-type="string" office:string-value="1101010" calcext:value-type="string">
            <text:p>1101010</text:p>
          </table:table-cell>
          <table:table-cell table:formula="of:=CONCATENATE(IF([.D34]=&quot;0&quot;;&quot;&quot;;[.D34]);[.C34])" office:value-type="string" office:string-value="1101010000000111" calcext:value-type="string">
            <text:p>1101010000000111</text:p>
          </table:table-cell>
          <table:table-cell table:formula="of:=[.B34]+512*[.A34]" office:value-type="float" office:value="54279" calcext:value-type="float">
            <text:p>542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IF([.A35]=0;DEC2BIN([.B35]);DEC2BIN([.B35];9))" office:value-type="string" office:string-value="000001100" calcext:value-type="string">
            <text:p>000001100</text:p>
          </table:table-cell>
          <table:table-cell table:formula="of:=DEC2BIN([.A35])" office:value-type="string" office:string-value="1101011" calcext:value-type="string">
            <text:p>1101011</text:p>
          </table:table-cell>
          <table:table-cell table:formula="of:=CONCATENATE(IF([.D35]=&quot;0&quot;;&quot;&quot;;[.D35]);[.C35])" office:value-type="string" office:string-value="1101011000001100" calcext:value-type="string">
            <text:p>1101011000001100</text:p>
          </table:table-cell>
          <table:table-cell table:formula="of:=[.B35]+512*[.A35]" office:value-type="float" office:value="54796" calcext:value-type="float">
            <text:p>547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table:formula="of:=IF([.A36]=0;DEC2BIN([.B36]);DEC2BIN([.B36];9))" office:value-type="string" office:string-value="000001101" calcext:value-type="string">
            <text:p>000001101</text:p>
          </table:table-cell>
          <table:table-cell table:formula="of:=DEC2BIN([.A36])" office:value-type="string" office:string-value="1101100" calcext:value-type="string">
            <text:p>1101100</text:p>
          </table:table-cell>
          <table:table-cell table:formula="of:=CONCATENATE(IF([.D36]=&quot;0&quot;;&quot;&quot;;[.D36]);[.C36])" office:value-type="string" office:string-value="1101100000001101" calcext:value-type="string">
            <text:p>1101100000001101</text:p>
          </table:table-cell>
          <table:table-cell table:formula="of:=[.B36]+512*[.A36]" office:value-type="float" office:value="55309" calcext:value-type="float">
            <text:p>553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formula="of:=IF([.A37]=0;DEC2BIN([.B37]);DEC2BIN([.B37];9))" office:value-type="string" office:string-value="000001110" calcext:value-type="string">
            <text:p>000001110</text:p>
          </table:table-cell>
          <table:table-cell table:formula="of:=DEC2BIN([.A37])" office:value-type="string" office:string-value="1101101" calcext:value-type="string">
            <text:p>1101101</text:p>
          </table:table-cell>
          <table:table-cell table:formula="of:=CONCATENATE(IF([.D37]=&quot;0&quot;;&quot;&quot;;[.D37]);[.C37])" office:value-type="string" office:string-value="1101101000001110" calcext:value-type="string">
            <text:p>1101101000001110</text:p>
          </table:table-cell>
          <table:table-cell table:formula="of:=[.B37]+512*[.A37]" office:value-type="float" office:value="55822" calcext:value-type="float">
            <text:p>558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IF([.A38]=0;DEC2BIN([.B38]);DEC2BIN([.B38];9))" office:value-type="string" office:string-value="000001111" calcext:value-type="string">
            <text:p>000001111</text:p>
          </table:table-cell>
          <table:table-cell table:formula="of:=DEC2BIN([.A38])" office:value-type="string" office:string-value="1101110" calcext:value-type="string">
            <text:p>1101110</text:p>
          </table:table-cell>
          <table:table-cell table:formula="of:=CONCATENATE(IF([.D38]=&quot;0&quot;;&quot;&quot;;[.D38]);[.C38])" office:value-type="string" office:string-value="1101110000001111" calcext:value-type="string">
            <text:p>1101110000001111</text:p>
          </table:table-cell>
          <table:table-cell table:formula="of:=[.B38]+512*[.A38]" office:value-type="float" office:value="56335" calcext:value-type="float">
            <text:p>563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IF([.A39]=0;DEC2BIN([.B39]);DEC2BIN([.B39];9))" office:value-type="string" office:string-value="000000100" calcext:value-type="string">
            <text:p>000000100</text:p>
          </table:table-cell>
          <table:table-cell table:formula="of:=DEC2BIN([.A39])" office:value-type="string" office:string-value="1101111" calcext:value-type="string">
            <text:p>1101111</text:p>
          </table:table-cell>
          <table:table-cell table:formula="of:=CONCATENATE(IF([.D39]=&quot;0&quot;;&quot;&quot;;[.D39]);[.C39])" office:value-type="string" office:string-value="1101111000000100" calcext:value-type="string">
            <text:p>1101111000000100</text:p>
          </table:table-cell>
          <table:table-cell table:formula="of:=[.B39]+512*[.A39]" office:value-type="float" office:value="56836" calcext:value-type="float">
            <text:p>568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IF([.A40]=0;DEC2BIN([.B40]);DEC2BIN([.B40];9))" office:value-type="string" office:string-value="000000101" calcext:value-type="string">
            <text:p>000000101</text:p>
          </table:table-cell>
          <table:table-cell table:formula="of:=DEC2BIN([.A40])" office:value-type="string" office:string-value="100101100" calcext:value-type="string">
            <text:p>100101100</text:p>
          </table:table-cell>
          <table:table-cell table:formula="of:=CONCATENATE(IF([.D40]=&quot;0&quot;;&quot;&quot;;[.D40]);[.C40])" office:value-type="string" office:string-value="100101100000000101" calcext:value-type="string">
            <text:p>100101100000000101</text:p>
          </table:table-cell>
          <table:table-cell table:formula="of:=[.B40]+512*[.A40]" office:value-type="float" office:value="153605" calcext:value-type="float">
            <text:p>1536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table:formula="of:=IF([.A41]=0;DEC2BIN([.B41]);DEC2BIN([.B41];9))" office:value-type="string" office:string-value="000000110" calcext:value-type="string">
            <text:p>000000110</text:p>
          </table:table-cell>
          <table:table-cell table:formula="of:=DEC2BIN([.A41])" office:value-type="string" office:string-value="100101101" calcext:value-type="string">
            <text:p>100101101</text:p>
          </table:table-cell>
          <table:table-cell table:formula="of:=CONCATENATE(IF([.D41]=&quot;0&quot;;&quot;&quot;;[.D41]);[.C41])" office:value-type="string" office:string-value="100101101000000110" calcext:value-type="string">
            <text:p>100101101000000110</text:p>
          </table:table-cell>
          <table:table-cell table:formula="of:=[.B41]+512*[.A41]" office:value-type="float" office:value="154118" calcext:value-type="float">
            <text:p>1541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table:formula="of:=IF([.A42]=0;DEC2BIN([.B42]);DEC2BIN([.B42];9))" office:value-type="string" office:string-value="000000111" calcext:value-type="string">
            <text:p>000000111</text:p>
          </table:table-cell>
          <table:table-cell table:formula="of:=DEC2BIN([.A42])" office:value-type="string" office:string-value="100101110" calcext:value-type="string">
            <text:p>100101110</text:p>
          </table:table-cell>
          <table:table-cell table:formula="of:=CONCATENATE(IF([.D42]=&quot;0&quot;;&quot;&quot;;[.D42]);[.C42])" office:value-type="string" office:string-value="100101110000000111" calcext:value-type="string">
            <text:p>100101110000000111</text:p>
          </table:table-cell>
          <table:table-cell table:formula="of:=[.B42]+512*[.A42]" office:value-type="float" office:value="154631" calcext:value-type="float">
            <text:p>15463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5" calcext:value-type="float">
            <text:p>45</text:p>
          </table:table-cell>
          <table:table-cell table:formula="of:=IF([.A43]=0;DEC2BIN([.B43]);DEC2BIN([.B43];9))" office:value-type="string" office:string-value="000101101" calcext:value-type="string">
            <text:p>000101101</text:p>
          </table:table-cell>
          <table:table-cell table:formula="of:=DEC2BIN([.A43])" office:value-type="string" office:string-value="100101111" calcext:value-type="string">
            <text:p>100101111</text:p>
          </table:table-cell>
          <table:table-cell table:formula="of:=CONCATENATE(IF([.D43]=&quot;0&quot;;&quot;&quot;;[.D43]);[.C43])" office:value-type="string" office:string-value="100101111000101101" calcext:value-type="string">
            <text:p>100101111000101101</text:p>
          </table:table-cell>
          <table:table-cell table:formula="of:=[.B43]+512*[.A43]" office:value-type="float" office:value="155181" calcext:value-type="float">
            <text:p>15518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IF([.A44]=0;DEC2BIN([.B44]);DEC2BIN([.B44];9))" office:value-type="string" office:string-value="000101110" calcext:value-type="string">
            <text:p>000101110</text:p>
          </table:table-cell>
          <table:table-cell table:formula="of:=DEC2BIN([.A44])" office:value-type="string" office:string-value="100110000" calcext:value-type="string">
            <text:p>100110000</text:p>
          </table:table-cell>
          <table:table-cell table:formula="of:=CONCATENATE(IF([.D44]=&quot;0&quot;;&quot;&quot;;[.D44]);[.C44])" office:value-type="string" office:string-value="100110000000101110" calcext:value-type="string">
            <text:p>100110000000101110</text:p>
          </table:table-cell>
          <table:table-cell table:formula="of:=[.B44]+512*[.A44]" office:value-type="float" office:value="155694" calcext:value-type="float">
            <text:p>1556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1" calcext:value-type="float">
            <text:p>41</text:p>
          </table:table-cell>
          <table:table-cell table:formula="of:=IF([.A45]=0;DEC2BIN([.B45]);DEC2BIN([.B45];9))" office:value-type="string" office:string-value="000101001" calcext:value-type="string">
            <text:p>000101001</text:p>
          </table:table-cell>
          <table:table-cell table:formula="of:=DEC2BIN([.A45])" office:value-type="string" office:string-value="100110001" calcext:value-type="string">
            <text:p>100110001</text:p>
          </table:table-cell>
          <table:table-cell table:formula="of:=CONCATENATE(IF([.D45]=&quot;0&quot;;&quot;&quot;;[.D45]);[.C45])" office:value-type="string" office:string-value="100110001000101001" calcext:value-type="string">
            <text:p>100110001000101001</text:p>
          </table:table-cell>
          <table:table-cell table:formula="of:=[.B45]+512*[.A45]" office:value-type="float" office:value="156201" calcext:value-type="float">
            <text:p>1562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0" calcext:value-type="float">
            <text:p>150</text:p>
          </table:table-cell>
          <table:table-cell table:formula="of:=IF([.A46]=0;DEC2BIN([.B46]);DEC2BIN([.B46];9))" office:value-type="string" office:string-value="010010110" calcext:value-type="string">
            <text:p>010010110</text:p>
          </table:table-cell>
          <table:table-cell table:formula="of:=DEC2BIN([.A46])" office:value-type="string" office:string-value="100110010" calcext:value-type="string">
            <text:p>100110010</text:p>
          </table:table-cell>
          <table:table-cell table:formula="of:=CONCATENATE(IF([.D46]=&quot;0&quot;;&quot;&quot;;[.D46]);[.C46])" office:value-type="string" office:string-value="100110010010010110" calcext:value-type="string">
            <text:p>100110010010010110</text:p>
          </table:table-cell>
          <table:table-cell table:formula="of:=[.B46]+512*[.A46]" office:value-type="float" office:value="156822" calcext:value-type="float">
            <text:p>1568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1" calcext:value-type="float">
            <text:p>151</text:p>
          </table:table-cell>
          <table:table-cell table:formula="of:=IF([.A47]=0;DEC2BIN([.B47]);DEC2BIN([.B47];9))" office:value-type="string" office:string-value="010010111" calcext:value-type="string">
            <text:p>010010111</text:p>
          </table:table-cell>
          <table:table-cell table:formula="of:=DEC2BIN([.A47])" office:value-type="string" office:string-value="100110011" calcext:value-type="string">
            <text:p>100110011</text:p>
          </table:table-cell>
          <table:table-cell table:formula="of:=CONCATENATE(IF([.D47]=&quot;0&quot;;&quot;&quot;;[.D47]);[.C47])" office:value-type="string" office:string-value="100110011010010111" calcext:value-type="string">
            <text:p>100110011010010111</text:p>
          </table:table-cell>
          <table:table-cell table:formula="of:=[.B47]+512*[.A47]" office:value-type="float" office:value="157335" calcext:value-type="float">
            <text:p>15733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2" calcext:value-type="float">
            <text:p>152</text:p>
          </table:table-cell>
          <table:table-cell table:formula="of:=IF([.A48]=0;DEC2BIN([.B48]);DEC2BIN([.B48];9))" office:value-type="string" office:string-value="010011000" calcext:value-type="string">
            <text:p>010011000</text:p>
          </table:table-cell>
          <table:table-cell table:formula="of:=DEC2BIN([.A48])" office:value-type="string" office:string-value="100110100" calcext:value-type="string">
            <text:p>100110100</text:p>
          </table:table-cell>
          <table:table-cell table:formula="of:=CONCATENATE(IF([.D48]=&quot;0&quot;;&quot;&quot;;[.D48]);[.C48])" office:value-type="string" office:string-value="100110100010011000" calcext:value-type="string">
            <text:p>100110100010011000</text:p>
          </table:table-cell>
          <table:table-cell table:formula="of:=[.B48]+512*[.A48]" office:value-type="float" office:value="157848" calcext:value-type="float">
            <text:p>15784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3" calcext:value-type="float">
            <text:p>153</text:p>
          </table:table-cell>
          <table:table-cell table:formula="of:=IF([.A49]=0;DEC2BIN([.B49]);DEC2BIN([.B49];9))" office:value-type="string" office:string-value="010011001" calcext:value-type="string">
            <text:p>010011001</text:p>
          </table:table-cell>
          <table:table-cell table:formula="of:=DEC2BIN([.A49])" office:value-type="string" office:string-value="100110101" calcext:value-type="string">
            <text:p>100110101</text:p>
          </table:table-cell>
          <table:table-cell table:formula="of:=CONCATENATE(IF([.D49]=&quot;0&quot;;&quot;&quot;;[.D49]);[.C49])" office:value-type="string" office:string-value="100110101010011001" calcext:value-type="string">
            <text:p>100110101010011001</text:p>
          </table:table-cell>
          <table:table-cell table:formula="of:=[.B49]+512*[.A49]" office:value-type="float" office:value="158361" calcext:value-type="float">
            <text:p>15836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4" calcext:value-type="float">
            <text:p>154</text:p>
          </table:table-cell>
          <table:table-cell table:formula="of:=IF([.A50]=0;DEC2BIN([.B50]);DEC2BIN([.B50];9))" office:value-type="string" office:string-value="010011010" calcext:value-type="string">
            <text:p>010011010</text:p>
          </table:table-cell>
          <table:table-cell table:formula="of:=DEC2BIN([.A50])" office:value-type="string" office:string-value="100110110" calcext:value-type="string">
            <text:p>100110110</text:p>
          </table:table-cell>
          <table:table-cell table:formula="of:=CONCATENATE(IF([.D50]=&quot;0&quot;;&quot;&quot;;[.D50]);[.C50])" office:value-type="string" office:string-value="100110110010011010" calcext:value-type="string">
            <text:p>100110110010011010</text:p>
          </table:table-cell>
          <table:table-cell table:formula="of:=[.B50]+512*[.A50]" office:value-type="float" office:value="158874" calcext:value-type="float">
            <text:p>1588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5" calcext:value-type="float">
            <text:p>155</text:p>
          </table:table-cell>
          <table:table-cell table:formula="of:=IF([.A51]=0;DEC2BIN([.B51]);DEC2BIN([.B51];9))" office:value-type="string" office:string-value="010011011" calcext:value-type="string">
            <text:p>010011011</text:p>
          </table:table-cell>
          <table:table-cell table:formula="of:=DEC2BIN([.A51])" office:value-type="string" office:string-value="100110111" calcext:value-type="string">
            <text:p>100110111</text:p>
          </table:table-cell>
          <table:table-cell table:formula="of:=CONCATENATE(IF([.D51]=&quot;0&quot;;&quot;&quot;;[.D51]);[.C51])" office:value-type="string" office:string-value="100110111010011011" calcext:value-type="string">
            <text:p>100110111010011011</text:p>
          </table:table-cell>
          <table:table-cell table:formula="of:=[.B51]+512*[.A51]" office:value-type="float" office:value="159387" calcext:value-type="float">
            <text:p>15938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6" calcext:value-type="float">
            <text:p>156</text:p>
          </table:table-cell>
          <table:table-cell table:formula="of:=IF([.A52]=0;DEC2BIN([.B52]);DEC2BIN([.B52];9))" office:value-type="string" office:string-value="010011100" calcext:value-type="string">
            <text:p>010011100</text:p>
          </table:table-cell>
          <table:table-cell table:formula="of:=DEC2BIN([.A52])" office:value-type="string" office:string-value="100111000" calcext:value-type="string">
            <text:p>100111000</text:p>
          </table:table-cell>
          <table:table-cell table:formula="of:=CONCATENATE(IF([.D52]=&quot;0&quot;;&quot;&quot;;[.D52]);[.C52])" office:value-type="string" office:string-value="100111000010011100" calcext:value-type="string">
            <text:p>100111000010011100</text:p>
          </table:table-cell>
          <table:table-cell table:formula="of:=[.B52]+512*[.A52]" office:value-type="float" office:value="159900" calcext:value-type="float">
            <text:p>1599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7" calcext:value-type="float">
            <text:p>157</text:p>
          </table:table-cell>
          <table:table-cell table:formula="of:=IF([.A53]=0;DEC2BIN([.B53]);DEC2BIN([.B53];9))" office:value-type="string" office:string-value="010011101" calcext:value-type="string">
            <text:p>010011101</text:p>
          </table:table-cell>
          <table:table-cell table:formula="of:=DEC2BIN([.A53])" office:value-type="string" office:string-value="100111001" calcext:value-type="string">
            <text:p>100111001</text:p>
          </table:table-cell>
          <table:table-cell table:formula="of:=CONCATENATE(IF([.D53]=&quot;0&quot;;&quot;&quot;;[.D53]);[.C53])" office:value-type="string" office:string-value="100111001010011101" calcext:value-type="string">
            <text:p>100111001010011101</text:p>
          </table:table-cell>
          <table:table-cell table:formula="of:=[.B53]+512*[.A53]" office:value-type="float" office:value="160413" calcext:value-type="float">
            <text:p>1604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8" calcext:value-type="float">
            <text:p>158</text:p>
          </table:table-cell>
          <table:table-cell table:formula="of:=IF([.A54]=0;DEC2BIN([.B54]);DEC2BIN([.B54];9))" office:value-type="string" office:string-value="010011110" calcext:value-type="string">
            <text:p>010011110</text:p>
          </table:table-cell>
          <table:table-cell table:formula="of:=DEC2BIN([.A54])" office:value-type="string" office:string-value="100111010" calcext:value-type="string">
            <text:p>100111010</text:p>
          </table:table-cell>
          <table:table-cell table:formula="of:=CONCATENATE(IF([.D54]=&quot;0&quot;;&quot;&quot;;[.D54]);[.C54])" office:value-type="string" office:string-value="100111010010011110" calcext:value-type="string">
            <text:p>100111010010011110</text:p>
          </table:table-cell>
          <table:table-cell table:formula="of:=[.B54]+512*[.A54]" office:value-type="float" office:value="160926" calcext:value-type="float">
            <text:p>16092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table:formula="of:=IF([.A55]=0;DEC2BIN([.B55]);DEC2BIN([.B55];9))" office:value-type="string" office:string-value="010011111" calcext:value-type="string">
            <text:p>010011111</text:p>
          </table:table-cell>
          <table:table-cell table:formula="of:=DEC2BIN([.A55])" office:value-type="string" office:string-value="100111011" calcext:value-type="string">
            <text:p>100111011</text:p>
          </table:table-cell>
          <table:table-cell table:formula="of:=CONCATENATE(IF([.D55]=&quot;0&quot;;&quot;&quot;;[.D55]);[.C55])" office:value-type="string" office:string-value="100111011010011111" calcext:value-type="string">
            <text:p>100111011010011111</text:p>
          </table:table-cell>
          <table:table-cell table:formula="of:=[.B55]+512*[.A55]" office:value-type="float" office:value="161439" calcext:value-type="float">
            <text:p>1614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table:formula="of:=IF([.A56]=0;DEC2BIN([.B56]);DEC2BIN([.B56];9))" office:value-type="string" office:string-value="010100000" calcext:value-type="string">
            <text:p>010100000</text:p>
          </table:table-cell>
          <table:table-cell table:formula="of:=DEC2BIN([.A56])" office:value-type="string" office:string-value="100111100" calcext:value-type="string">
            <text:p>100111100</text:p>
          </table:table-cell>
          <table:table-cell table:formula="of:=CONCATENATE(IF([.D56]=&quot;0&quot;;&quot;&quot;;[.D56]);[.C56])" office:value-type="string" office:string-value="100111100010100000" calcext:value-type="string">
            <text:p>100111100010100000</text:p>
          </table:table-cell>
          <table:table-cell table:formula="of:=[.B56]+512*[.A56]" office:value-type="float" office:value="161952" calcext:value-type="float">
            <text:p>16195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1" calcext:value-type="float">
            <text:p>161</text:p>
          </table:table-cell>
          <table:table-cell table:formula="of:=IF([.A57]=0;DEC2BIN([.B57]);DEC2BIN([.B57];9))" office:value-type="string" office:string-value="010100001" calcext:value-type="string">
            <text:p>010100001</text:p>
          </table:table-cell>
          <table:table-cell table:formula="of:=DEC2BIN([.A57])" office:value-type="string" office:string-value="100111101" calcext:value-type="string">
            <text:p>100111101</text:p>
          </table:table-cell>
          <table:table-cell table:formula="of:=CONCATENATE(IF([.D57]=&quot;0&quot;;&quot;&quot;;[.D57]);[.C57])" office:value-type="string" office:string-value="100111101010100001" calcext:value-type="string">
            <text:p>100111101010100001</text:p>
          </table:table-cell>
          <table:table-cell table:formula="of:=[.B57]+512*[.A57]" office:value-type="float" office:value="162465" calcext:value-type="float">
            <text:p>16246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2" calcext:value-type="float">
            <text:p>162</text:p>
          </table:table-cell>
          <table:table-cell table:formula="of:=IF([.A58]=0;DEC2BIN([.B58]);DEC2BIN([.B58];9))" office:value-type="string" office:string-value="010100010" calcext:value-type="string">
            <text:p>010100010</text:p>
          </table:table-cell>
          <table:table-cell table:formula="of:=DEC2BIN([.A58])" office:value-type="string" office:string-value="100111110" calcext:value-type="string">
            <text:p>100111110</text:p>
          </table:table-cell>
          <table:table-cell table:formula="of:=CONCATENATE(IF([.D58]=&quot;0&quot;;&quot;&quot;;[.D58]);[.C58])" office:value-type="string" office:string-value="100111110010100010" calcext:value-type="string">
            <text:p>100111110010100010</text:p>
          </table:table-cell>
          <table:table-cell table:formula="of:=[.B58]+512*[.A58]" office:value-type="float" office:value="162978" calcext:value-type="float">
            <text:p>16297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63" calcext:value-type="float">
            <text:p>163</text:p>
          </table:table-cell>
          <table:table-cell table:formula="of:=IF([.A59]=0;DEC2BIN([.B59]);DEC2BIN([.B59];9))" office:value-type="string" office:string-value="010100011" calcext:value-type="string">
            <text:p>010100011</text:p>
          </table:table-cell>
          <table:table-cell table:formula="of:=DEC2BIN([.A59])" office:value-type="string" office:string-value="100111111" calcext:value-type="string">
            <text:p>100111111</text:p>
          </table:table-cell>
          <table:table-cell table:formula="of:=CONCATENATE(IF([.D59]=&quot;0&quot;;&quot;&quot;;[.D59]);[.C59])" office:value-type="string" office:string-value="100111111010100011" calcext:value-type="string">
            <text:p>100111111010100011</text:p>
          </table:table-cell>
          <table:table-cell table:formula="of:=[.B59]+512*[.A59]" office:value-type="float" office:value="163491" calcext:value-type="float">
            <text:p>1634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4" calcext:value-type="float">
            <text:p>164</text:p>
          </table:table-cell>
          <table:table-cell table:formula="of:=IF([.A60]=0;DEC2BIN([.B60]);DEC2BIN([.B60];9))" office:value-type="string" office:string-value="010100100" calcext:value-type="string">
            <text:p>010100100</text:p>
          </table:table-cell>
          <table:table-cell table:formula="of:=DEC2BIN([.A60])" office:value-type="string" office:string-value="101000000" calcext:value-type="string">
            <text:p>101000000</text:p>
          </table:table-cell>
          <table:table-cell table:formula="of:=CONCATENATE(IF([.D60]=&quot;0&quot;;&quot;&quot;;[.D60]);[.C60])" office:value-type="string" office:string-value="101000000010100100" calcext:value-type="string">
            <text:p>101000000010100100</text:p>
          </table:table-cell>
          <table:table-cell table:formula="of:=[.B60]+512*[.A60]" office:value-type="float" office:value="164004" calcext:value-type="float">
            <text:p>16400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5" calcext:value-type="float">
            <text:p>165</text:p>
          </table:table-cell>
          <table:table-cell table:formula="of:=IF([.A61]=0;DEC2BIN([.B61]);DEC2BIN([.B61];9))" office:value-type="string" office:string-value="010100101" calcext:value-type="string">
            <text:p>010100101</text:p>
          </table:table-cell>
          <table:table-cell table:formula="of:=DEC2BIN([.A61])" office:value-type="string" office:string-value="101000001" calcext:value-type="string">
            <text:p>101000001</text:p>
          </table:table-cell>
          <table:table-cell table:formula="of:=CONCATENATE(IF([.D61]=&quot;0&quot;;&quot;&quot;;[.D61]);[.C61])" office:value-type="string" office:string-value="101000001010100101" calcext:value-type="string">
            <text:p>101000001010100101</text:p>
          </table:table-cell>
          <table:table-cell table:formula="of:=[.B61]+512*[.A61]" office:value-type="float" office:value="164517" calcext:value-type="float">
            <text:p>1645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6" calcext:value-type="float">
            <text:p>166</text:p>
          </table:table-cell>
          <table:table-cell table:formula="of:=IF([.A62]=0;DEC2BIN([.B62]);DEC2BIN([.B62];9))" office:value-type="string" office:string-value="010100110" calcext:value-type="string">
            <text:p>010100110</text:p>
          </table:table-cell>
          <table:table-cell table:formula="of:=DEC2BIN([.A62])" office:value-type="string" office:string-value="101000010" calcext:value-type="string">
            <text:p>101000010</text:p>
          </table:table-cell>
          <table:table-cell table:formula="of:=CONCATENATE(IF([.D62]=&quot;0&quot;;&quot;&quot;;[.D62]);[.C62])" office:value-type="string" office:string-value="101000010010100110" calcext:value-type="string">
            <text:p>101000010010100110</text:p>
          </table:table-cell>
          <table:table-cell table:formula="of:=[.B62]+512*[.A62]" office:value-type="float" office:value="165030" calcext:value-type="float">
            <text:p>16503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7" calcext:value-type="float">
            <text:p>167</text:p>
          </table:table-cell>
          <table:table-cell table:formula="of:=IF([.A63]=0;DEC2BIN([.B63]);DEC2BIN([.B63];9))" office:value-type="string" office:string-value="010100111" calcext:value-type="string">
            <text:p>010100111</text:p>
          </table:table-cell>
          <table:table-cell table:formula="of:=DEC2BIN([.A63])" office:value-type="string" office:string-value="101000011" calcext:value-type="string">
            <text:p>101000011</text:p>
          </table:table-cell>
          <table:table-cell table:formula="of:=CONCATENATE(IF([.D63]=&quot;0&quot;;&quot;&quot;;[.D63]);[.C63])" office:value-type="string" office:string-value="101000011010100111" calcext:value-type="string">
            <text:p>101000011010100111</text:p>
          </table:table-cell>
          <table:table-cell table:formula="of:=[.B63]+512*[.A63]" office:value-type="float" office:value="165543" calcext:value-type="float">
            <text:p>16554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8" calcext:value-type="float">
            <text:p>168</text:p>
          </table:table-cell>
          <table:table-cell table:formula="of:=IF([.A64]=0;DEC2BIN([.B64]);DEC2BIN([.B64];9))" office:value-type="string" office:string-value="010101000" calcext:value-type="string">
            <text:p>010101000</text:p>
          </table:table-cell>
          <table:table-cell table:formula="of:=DEC2BIN([.A64])" office:value-type="string" office:string-value="101000100" calcext:value-type="string">
            <text:p>101000100</text:p>
          </table:table-cell>
          <table:table-cell table:formula="of:=CONCATENATE(IF([.D64]=&quot;0&quot;;&quot;&quot;;[.D64]);[.C64])" office:value-type="string" office:string-value="101000100010101000" calcext:value-type="string">
            <text:p>101000100010101000</text:p>
          </table:table-cell>
          <table:table-cell table:formula="of:=[.B64]+512*[.A64]" office:value-type="float" office:value="166056" calcext:value-type="float">
            <text:p>16605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9" calcext:value-type="float">
            <text:p>169</text:p>
          </table:table-cell>
          <table:table-cell table:formula="of:=IF([.A65]=0;DEC2BIN([.B65]);DEC2BIN([.B65];9))" office:value-type="string" office:string-value="010101001" calcext:value-type="string">
            <text:p>010101001</text:p>
          </table:table-cell>
          <table:table-cell table:formula="of:=DEC2BIN([.A65])" office:value-type="string" office:string-value="101000101" calcext:value-type="string">
            <text:p>101000101</text:p>
          </table:table-cell>
          <table:table-cell table:formula="of:=CONCATENATE(IF([.D65]=&quot;0&quot;;&quot;&quot;;[.D65]);[.C65])" office:value-type="string" office:string-value="101000101010101001" calcext:value-type="string">
            <text:p>101000101010101001</text:p>
          </table:table-cell>
          <table:table-cell table:formula="of:=[.B65]+512*[.A65]" office:value-type="float" office:value="166569" calcext:value-type="float">
            <text:p>16656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70" calcext:value-type="float">
            <text:p>170</text:p>
          </table:table-cell>
          <table:table-cell table:formula="of:=IF([.A66]=0;DEC2BIN([.B66]);DEC2BIN([.B66];9))" office:value-type="string" office:string-value="010101010" calcext:value-type="string">
            <text:p>010101010</text:p>
          </table:table-cell>
          <table:table-cell table:formula="of:=DEC2BIN([.A66])" office:value-type="string" office:string-value="101000110" calcext:value-type="string">
            <text:p>101000110</text:p>
          </table:table-cell>
          <table:table-cell table:formula="of:=CONCATENATE(IF([.D66]=&quot;0&quot;;&quot;&quot;;[.D66]);[.C66])" office:value-type="string" office:string-value="101000110010101010" calcext:value-type="string">
            <text:p>101000110010101010</text:p>
          </table:table-cell>
          <table:table-cell table:formula="of:=[.B66]+512*[.A66]" office:value-type="float" office:value="167082" calcext:value-type="float">
            <text:p>16708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1" calcext:value-type="float">
            <text:p>171</text:p>
          </table:table-cell>
          <table:table-cell table:formula="of:=IF([.A67]=0;DEC2BIN([.B67]);DEC2BIN([.B67];9))" office:value-type="string" office:string-value="010101011" calcext:value-type="string">
            <text:p>010101011</text:p>
          </table:table-cell>
          <table:table-cell table:formula="of:=DEC2BIN([.A67])" office:value-type="string" office:string-value="101000111" calcext:value-type="string">
            <text:p>101000111</text:p>
          </table:table-cell>
          <table:table-cell table:formula="of:=CONCATENATE(IF([.D67]=&quot;0&quot;;&quot;&quot;;[.D67]);[.C67])" office:value-type="string" office:string-value="101000111010101011" calcext:value-type="string">
            <text:p>101000111010101011</text:p>
          </table:table-cell>
          <table:table-cell table:formula="of:=[.B67]+512*[.A67]" office:value-type="float" office:value="167595" calcext:value-type="float">
            <text:p>1675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table:formula="of:=IF([.A68]=0;DEC2BIN([.B68]);DEC2BIN([.B68];9))" office:value-type="string" office:string-value="010101100" calcext:value-type="string">
            <text:p>010101100</text:p>
          </table:table-cell>
          <table:table-cell table:formula="of:=DEC2BIN([.A68])" office:value-type="string" office:string-value="110010000" calcext:value-type="string">
            <text:p>110010000</text:p>
          </table:table-cell>
          <table:table-cell table:formula="of:=CONCATENATE(IF([.D68]=&quot;0&quot;;&quot;&quot;;[.D68]);[.C68])" office:value-type="string" office:string-value="110010000010101100" calcext:value-type="string">
            <text:p>110010000010101100</text:p>
          </table:table-cell>
          <table:table-cell table:formula="of:=[.B68]+512*[.A68]" office:value-type="float" office:value="204972" calcext:value-type="float">
            <text:p>20497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3" calcext:value-type="float">
            <text:p>173</text:p>
          </table:table-cell>
          <table:table-cell table:formula="of:=IF([.A69]=0;DEC2BIN([.B69]);DEC2BIN([.B69];9))" office:value-type="string" office:string-value="010101101" calcext:value-type="string">
            <text:p>010101101</text:p>
          </table:table-cell>
          <table:table-cell table:formula="of:=DEC2BIN([.A69])" office:value-type="string" office:string-value="110010001" calcext:value-type="string">
            <text:p>110010001</text:p>
          </table:table-cell>
          <table:table-cell table:formula="of:=CONCATENATE(IF([.D69]=&quot;0&quot;;&quot;&quot;;[.D69]);[.C69])" office:value-type="string" office:string-value="110010001010101101" calcext:value-type="string">
            <text:p>110010001010101101</text:p>
          </table:table-cell>
          <table:table-cell table:formula="of:=[.B69]+512*[.A69]" office:value-type="float" office:value="205485" calcext:value-type="float">
            <text:p>20548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4" calcext:value-type="float">
            <text:p>174</text:p>
          </table:table-cell>
          <table:table-cell table:formula="of:=IF([.A70]=0;DEC2BIN([.B70]);DEC2BIN([.B70];9))" office:value-type="string" office:string-value="010101110" calcext:value-type="string">
            <text:p>010101110</text:p>
          </table:table-cell>
          <table:table-cell table:formula="of:=DEC2BIN([.A70])" office:value-type="string" office:string-value="110010010" calcext:value-type="string">
            <text:p>110010010</text:p>
          </table:table-cell>
          <table:table-cell table:formula="of:=CONCATENATE(IF([.D70]=&quot;0&quot;;&quot;&quot;;[.D70]);[.C70])" office:value-type="string" office:string-value="110010010010101110" calcext:value-type="string">
            <text:p>110010010010101110</text:p>
          </table:table-cell>
          <table:table-cell table:formula="of:=[.B70]+512*[.A70]" office:value-type="float" office:value="205998" calcext:value-type="float">
            <text:p>20599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5" calcext:value-type="float">
            <text:p>175</text:p>
          </table:table-cell>
          <table:table-cell table:formula="of:=IF([.A71]=0;DEC2BIN([.B71]);DEC2BIN([.B71];9))" office:value-type="string" office:string-value="010101111" calcext:value-type="string">
            <text:p>010101111</text:p>
          </table:table-cell>
          <table:table-cell table:formula="of:=DEC2BIN([.A71])" office:value-type="string" office:string-value="110010011" calcext:value-type="string">
            <text:p>110010011</text:p>
          </table:table-cell>
          <table:table-cell table:formula="of:=CONCATENATE(IF([.D71]=&quot;0&quot;;&quot;&quot;;[.D71]);[.C71])" office:value-type="string" office:string-value="110010011010101111" calcext:value-type="string">
            <text:p>110010011010101111</text:p>
          </table:table-cell>
          <table:table-cell table:formula="of:=[.B71]+512*[.A71]" office:value-type="float" office:value="206511" calcext:value-type="float">
            <text:p>20651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6" calcext:value-type="float">
            <text:p>176</text:p>
          </table:table-cell>
          <table:table-cell table:formula="of:=IF([.A72]=0;DEC2BIN([.B72]);DEC2BIN([.B72];9))" office:value-type="string" office:string-value="010110000" calcext:value-type="string">
            <text:p>010110000</text:p>
          </table:table-cell>
          <table:table-cell table:formula="of:=DEC2BIN([.A72])" office:value-type="string" office:string-value="110010100" calcext:value-type="string">
            <text:p>110010100</text:p>
          </table:table-cell>
          <table:table-cell table:formula="of:=CONCATENATE(IF([.D72]=&quot;0&quot;;&quot;&quot;;[.D72]);[.C72])" office:value-type="string" office:string-value="110010100010110000" calcext:value-type="string">
            <text:p>110010100010110000</text:p>
          </table:table-cell>
          <table:table-cell table:formula="of:=[.B72]+512*[.A72]" office:value-type="float" office:value="207024" calcext:value-type="float">
            <text:p>20702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7" calcext:value-type="float">
            <text:p>177</text:p>
          </table:table-cell>
          <table:table-cell table:formula="of:=IF([.A73]=0;DEC2BIN([.B73]);DEC2BIN([.B73];9))" office:value-type="string" office:string-value="010110001" calcext:value-type="string">
            <text:p>010110001</text:p>
          </table:table-cell>
          <table:table-cell table:formula="of:=DEC2BIN([.A73])" office:value-type="string" office:string-value="110010101" calcext:value-type="string">
            <text:p>110010101</text:p>
          </table:table-cell>
          <table:table-cell table:formula="of:=CONCATENATE(IF([.D73]=&quot;0&quot;;&quot;&quot;;[.D73]);[.C73])" office:value-type="string" office:string-value="110010101010110001" calcext:value-type="string">
            <text:p>110010101010110001</text:p>
          </table:table-cell>
          <table:table-cell table:formula="of:=[.B73]+512*[.A73]" office:value-type="float" office:value="207537" calcext:value-type="float">
            <text:p>20753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8" calcext:value-type="float">
            <text:p>178</text:p>
          </table:table-cell>
          <table:table-cell table:formula="of:=IF([.A74]=0;DEC2BIN([.B74]);DEC2BIN([.B74];9))" office:value-type="string" office:string-value="010110010" calcext:value-type="string">
            <text:p>010110010</text:p>
          </table:table-cell>
          <table:table-cell table:formula="of:=DEC2BIN([.A74])" office:value-type="string" office:string-value="110010110" calcext:value-type="string">
            <text:p>110010110</text:p>
          </table:table-cell>
          <table:table-cell table:formula="of:=CONCATENATE(IF([.D74]=&quot;0&quot;;&quot;&quot;;[.D74]);[.C74])" office:value-type="string" office:string-value="110010110010110010" calcext:value-type="string">
            <text:p>110010110010110010</text:p>
          </table:table-cell>
          <table:table-cell table:formula="of:=[.B74]+512*[.A74]" office:value-type="float" office:value="208050" calcext:value-type="float">
            <text:p>20805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9" calcext:value-type="float">
            <text:p>179</text:p>
          </table:table-cell>
          <table:table-cell table:formula="of:=IF([.A75]=0;DEC2BIN([.B75]);DEC2BIN([.B75];9))" office:value-type="string" office:string-value="010110011" calcext:value-type="string">
            <text:p>010110011</text:p>
          </table:table-cell>
          <table:table-cell table:formula="of:=DEC2BIN([.A75])" office:value-type="string" office:string-value="110010111" calcext:value-type="string">
            <text:p>110010111</text:p>
          </table:table-cell>
          <table:table-cell table:formula="of:=CONCATENATE(IF([.D75]=&quot;0&quot;;&quot;&quot;;[.D75]);[.C75])" office:value-type="string" office:string-value="110010111010110011" calcext:value-type="string">
            <text:p>110010111010110011</text:p>
          </table:table-cell>
          <table:table-cell table:formula="of:=[.B75]+512*[.A75]" office:value-type="float" office:value="208563" calcext:value-type="float">
            <text:p>20856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80" calcext:value-type="float">
            <text:p>180</text:p>
          </table:table-cell>
          <table:table-cell table:formula="of:=IF([.A76]=0;DEC2BIN([.B76]);DEC2BIN([.B76];9))" office:value-type="string" office:string-value="010110100" calcext:value-type="string">
            <text:p>010110100</text:p>
          </table:table-cell>
          <table:table-cell table:formula="of:=DEC2BIN([.A76])" office:value-type="string" office:string-value="110011000" calcext:value-type="string">
            <text:p>110011000</text:p>
          </table:table-cell>
          <table:table-cell table:formula="of:=CONCATENATE(IF([.D76]=&quot;0&quot;;&quot;&quot;;[.D76]);[.C76])" office:value-type="string" office:string-value="110011000010110100" calcext:value-type="string">
            <text:p>110011000010110100</text:p>
          </table:table-cell>
          <table:table-cell table:formula="of:=[.B76]+512*[.A76]" office:value-type="float" office:value="209076" calcext:value-type="float">
            <text:p>20907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1" calcext:value-type="float">
            <text:p>181</text:p>
          </table:table-cell>
          <table:table-cell table:formula="of:=IF([.A77]=0;DEC2BIN([.B77]);DEC2BIN([.B77];9))" office:value-type="string" office:string-value="010110101" calcext:value-type="string">
            <text:p>010110101</text:p>
          </table:table-cell>
          <table:table-cell table:formula="of:=DEC2BIN([.A77])" office:value-type="string" office:string-value="110011001" calcext:value-type="string">
            <text:p>110011001</text:p>
          </table:table-cell>
          <table:table-cell table:formula="of:=CONCATENATE(IF([.D77]=&quot;0&quot;;&quot;&quot;;[.D77]);[.C77])" office:value-type="string" office:string-value="110011001010110101" calcext:value-type="string">
            <text:p>110011001010110101</text:p>
          </table:table-cell>
          <table:table-cell table:formula="of:=[.B77]+512*[.A77]" office:value-type="float" office:value="209589" calcext:value-type="float">
            <text:p>20958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2" calcext:value-type="float">
            <text:p>182</text:p>
          </table:table-cell>
          <table:table-cell table:formula="of:=IF([.A78]=0;DEC2BIN([.B78]);DEC2BIN([.B78];9))" office:value-type="string" office:string-value="010110110" calcext:value-type="string">
            <text:p>010110110</text:p>
          </table:table-cell>
          <table:table-cell table:formula="of:=DEC2BIN([.A78])" office:value-type="string" office:string-value="110011010" calcext:value-type="string">
            <text:p>110011010</text:p>
          </table:table-cell>
          <table:table-cell table:formula="of:=CONCATENATE(IF([.D78]=&quot;0&quot;;&quot;&quot;;[.D78]);[.C78])" office:value-type="string" office:string-value="110011010010110110" calcext:value-type="string">
            <text:p>110011010010110110</text:p>
          </table:table-cell>
          <table:table-cell table:formula="of:=[.B78]+512*[.A78]" office:value-type="float" office:value="210102" calcext:value-type="float">
            <text:p>21010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3" calcext:value-type="float">
            <text:p>183</text:p>
          </table:table-cell>
          <table:table-cell table:formula="of:=IF([.A79]=0;DEC2BIN([.B79]);DEC2BIN([.B79];9))" office:value-type="string" office:string-value="010110111" calcext:value-type="string">
            <text:p>010110111</text:p>
          </table:table-cell>
          <table:table-cell table:formula="of:=DEC2BIN([.A79])" office:value-type="string" office:string-value="110011011" calcext:value-type="string">
            <text:p>110011011</text:p>
          </table:table-cell>
          <table:table-cell table:formula="of:=CONCATENATE(IF([.D79]=&quot;0&quot;;&quot;&quot;;[.D79]);[.C79])" office:value-type="string" office:string-value="110011011010110111" calcext:value-type="string">
            <text:p>110011011010110111</text:p>
          </table:table-cell>
          <table:table-cell table:formula="of:=[.B79]+512*[.A79]" office:value-type="float" office:value="210615" calcext:value-type="float">
            <text:p>2106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4" calcext:value-type="float">
            <text:p>184</text:p>
          </table:table-cell>
          <table:table-cell table:formula="of:=IF([.A80]=0;DEC2BIN([.B80]);DEC2BIN([.B80];9))" office:value-type="string" office:string-value="010111000" calcext:value-type="string">
            <text:p>010111000</text:p>
          </table:table-cell>
          <table:table-cell table:formula="of:=DEC2BIN([.A80])" office:value-type="string" office:string-value="110011100" calcext:value-type="string">
            <text:p>110011100</text:p>
          </table:table-cell>
          <table:table-cell table:formula="of:=CONCATENATE(IF([.D80]=&quot;0&quot;;&quot;&quot;;[.D80]);[.C80])" office:value-type="string" office:string-value="110011100010111000" calcext:value-type="string">
            <text:p>110011100010111000</text:p>
          </table:table-cell>
          <table:table-cell table:formula="of:=[.B80]+512*[.A80]" office:value-type="float" office:value="211128" calcext:value-type="float">
            <text:p>21112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85" calcext:value-type="float">
            <text:p>185</text:p>
          </table:table-cell>
          <table:table-cell table:formula="of:=IF([.A81]=0;DEC2BIN([.B81]);DEC2BIN([.B81];9))" office:value-type="string" office:string-value="010111001" calcext:value-type="string">
            <text:p>010111001</text:p>
          </table:table-cell>
          <table:table-cell table:formula="of:=DEC2BIN([.A81])" office:value-type="string" office:string-value="110011101" calcext:value-type="string">
            <text:p>110011101</text:p>
          </table:table-cell>
          <table:table-cell table:formula="of:=CONCATENATE(IF([.D81]=&quot;0&quot;;&quot;&quot;;[.D81]);[.C81])" office:value-type="string" office:string-value="110011101010111001" calcext:value-type="string">
            <text:p>110011101010111001</text:p>
          </table:table-cell>
          <table:table-cell table:formula="of:=[.B81]+512*[.A81]" office:value-type="float" office:value="211641" calcext:value-type="float">
            <text:p>21164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86" calcext:value-type="float">
            <text:p>186</text:p>
          </table:table-cell>
          <table:table-cell table:formula="of:=IF([.A82]=0;DEC2BIN([.B82]);DEC2BIN([.B82];9))" office:value-type="string" office:string-value="010111010" calcext:value-type="string">
            <text:p>010111010</text:p>
          </table:table-cell>
          <table:table-cell table:formula="of:=DEC2BIN([.A82])" office:value-type="string" office:string-value="110011110" calcext:value-type="string">
            <text:p>110011110</text:p>
          </table:table-cell>
          <table:table-cell table:formula="of:=CONCATENATE(IF([.D82]=&quot;0&quot;;&quot;&quot;;[.D82]);[.C82])" office:value-type="string" office:string-value="110011110010111010" calcext:value-type="string">
            <text:p>110011110010111010</text:p>
          </table:table-cell>
          <table:table-cell table:formula="of:=[.B82]+512*[.A82]" office:value-type="float" office:value="212154" calcext:value-type="float">
            <text:p>21215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87" calcext:value-type="float">
            <text:p>187</text:p>
          </table:table-cell>
          <table:table-cell table:formula="of:=IF([.A83]=0;DEC2BIN([.B83]);DEC2BIN([.B83];9))" office:value-type="string" office:string-value="010111011" calcext:value-type="string">
            <text:p>010111011</text:p>
          </table:table-cell>
          <table:table-cell table:formula="of:=DEC2BIN([.A83])" office:value-type="string" office:string-value="110011111" calcext:value-type="string">
            <text:p>110011111</text:p>
          </table:table-cell>
          <table:table-cell table:formula="of:=CONCATENATE(IF([.D83]=&quot;0&quot;;&quot;&quot;;[.D83]);[.C83])" office:value-type="string" office:string-value="110011111010111011" calcext:value-type="string">
            <text:p>110011111010111011</text:p>
          </table:table-cell>
          <table:table-cell table:formula="of:=[.B83]+512*[.A83]" office:value-type="float" office:value="212667" calcext:value-type="float">
            <text:p>21266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88" calcext:value-type="float">
            <text:p>188</text:p>
          </table:table-cell>
          <table:table-cell table:formula="of:=IF([.A84]=0;DEC2BIN([.B84]);DEC2BIN([.B84];9))" office:value-type="string" office:string-value="010111100" calcext:value-type="string">
            <text:p>010111100</text:p>
          </table:table-cell>
          <table:table-cell table:formula="of:=DEC2BIN([.A84])" office:value-type="string" office:string-value="110100000" calcext:value-type="string">
            <text:p>110100000</text:p>
          </table:table-cell>
          <table:table-cell table:formula="of:=CONCATENATE(IF([.D84]=&quot;0&quot;;&quot;&quot;;[.D84]);[.C84])" office:value-type="string" office:string-value="110100000010111100" calcext:value-type="string">
            <text:p>110100000010111100</text:p>
          </table:table-cell>
          <table:table-cell table:formula="of:=[.B84]+512*[.A84]" office:value-type="float" office:value="213180" calcext:value-type="float">
            <text:p>21318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89" calcext:value-type="float">
            <text:p>189</text:p>
          </table:table-cell>
          <table:table-cell table:formula="of:=IF([.A85]=0;DEC2BIN([.B85]);DEC2BIN([.B85];9))" office:value-type="string" office:string-value="010111101" calcext:value-type="string">
            <text:p>010111101</text:p>
          </table:table-cell>
          <table:table-cell table:formula="of:=DEC2BIN([.A85])" office:value-type="string" office:string-value="110100001" calcext:value-type="string">
            <text:p>110100001</text:p>
          </table:table-cell>
          <table:table-cell table:formula="of:=CONCATENATE(IF([.D85]=&quot;0&quot;;&quot;&quot;;[.D85]);[.C85])" office:value-type="string" office:string-value="110100001010111101" calcext:value-type="string">
            <text:p>110100001010111101</text:p>
          </table:table-cell>
          <table:table-cell table:formula="of:=[.B85]+512*[.A85]" office:value-type="float" office:value="213693" calcext:value-type="float">
            <text:p>21369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0" calcext:value-type="float">
            <text:p>190</text:p>
          </table:table-cell>
          <table:table-cell table:formula="of:=IF([.A86]=0;DEC2BIN([.B86]);DEC2BIN([.B86];9))" office:value-type="string" office:string-value="010111110" calcext:value-type="string">
            <text:p>010111110</text:p>
          </table:table-cell>
          <table:table-cell table:formula="of:=DEC2BIN([.A86])" office:value-type="string" office:string-value="110100010" calcext:value-type="string">
            <text:p>110100010</text:p>
          </table:table-cell>
          <table:table-cell table:formula="of:=CONCATENATE(IF([.D86]=&quot;0&quot;;&quot;&quot;;[.D86]);[.C86])" office:value-type="string" office:string-value="110100010010111110" calcext:value-type="string">
            <text:p>110100010010111110</text:p>
          </table:table-cell>
          <table:table-cell table:formula="of:=[.B86]+512*[.A86]" office:value-type="float" office:value="214206" calcext:value-type="float">
            <text:p>21420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1" calcext:value-type="float">
            <text:p>191</text:p>
          </table:table-cell>
          <table:table-cell table:formula="of:=IF([.A87]=0;DEC2BIN([.B87]);DEC2BIN([.B87];9))" office:value-type="string" office:string-value="010111111" calcext:value-type="string">
            <text:p>010111111</text:p>
          </table:table-cell>
          <table:table-cell table:formula="of:=DEC2BIN([.A87])" office:value-type="string" office:string-value="110100011" calcext:value-type="string">
            <text:p>110100011</text:p>
          </table:table-cell>
          <table:table-cell table:formula="of:=CONCATENATE(IF([.D87]=&quot;0&quot;;&quot;&quot;;[.D87]);[.C87])" office:value-type="string" office:string-value="110100011010111111" calcext:value-type="string">
            <text:p>110100011010111111</text:p>
          </table:table-cell>
          <table:table-cell table:formula="of:=[.B87]+512*[.A87]" office:value-type="float" office:value="214719" calcext:value-type="float">
            <text:p>2147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2" calcext:value-type="float">
            <text:p>192</text:p>
          </table:table-cell>
          <table:table-cell table:formula="of:=IF([.A88]=0;DEC2BIN([.B88]);DEC2BIN([.B88];9))" office:value-type="string" office:string-value="011000000" calcext:value-type="string">
            <text:p>011000000</text:p>
          </table:table-cell>
          <table:table-cell table:formula="of:=DEC2BIN([.A88])" office:value-type="string" office:string-value="110100100" calcext:value-type="string">
            <text:p>110100100</text:p>
          </table:table-cell>
          <table:table-cell table:formula="of:=CONCATENATE(IF([.D88]=&quot;0&quot;;&quot;&quot;;[.D88]);[.C88])" office:value-type="string" office:string-value="110100100011000000" calcext:value-type="string">
            <text:p>110100100011000000</text:p>
          </table:table-cell>
          <table:table-cell table:formula="of:=[.B88]+512*[.A88]" office:value-type="float" office:value="215232" calcext:value-type="float">
            <text:p>21523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3" calcext:value-type="float">
            <text:p>193</text:p>
          </table:table-cell>
          <table:table-cell table:formula="of:=IF([.A89]=0;DEC2BIN([.B89]);DEC2BIN([.B89];9))" office:value-type="string" office:string-value="011000001" calcext:value-type="string">
            <text:p>011000001</text:p>
          </table:table-cell>
          <table:table-cell table:formula="of:=DEC2BIN([.A89])" office:value-type="string" office:string-value="110100101" calcext:value-type="string">
            <text:p>110100101</text:p>
          </table:table-cell>
          <table:table-cell table:formula="of:=CONCATENATE(IF([.D89]=&quot;0&quot;;&quot;&quot;;[.D89]);[.C89])" office:value-type="string" office:string-value="110100101011000001" calcext:value-type="string">
            <text:p>110100101011000001</text:p>
          </table:table-cell>
          <table:table-cell table:formula="of:=[.B89]+512*[.A89]" office:value-type="float" office:value="215745" calcext:value-type="float">
            <text:p>21574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4" calcext:value-type="float">
            <text:p>194</text:p>
          </table:table-cell>
          <table:table-cell table:formula="of:=IF([.A90]=0;DEC2BIN([.B90]);DEC2BIN([.B90];9))" office:value-type="string" office:string-value="011000010" calcext:value-type="string">
            <text:p>011000010</text:p>
          </table:table-cell>
          <table:table-cell table:formula="of:=DEC2BIN([.A90])" office:value-type="string" office:string-value="110100110" calcext:value-type="string">
            <text:p>110100110</text:p>
          </table:table-cell>
          <table:table-cell table:formula="of:=CONCATENATE(IF([.D90]=&quot;0&quot;;&quot;&quot;;[.D90]);[.C90])" office:value-type="string" office:string-value="110100110011000010" calcext:value-type="string">
            <text:p>110100110011000010</text:p>
          </table:table-cell>
          <table:table-cell table:formula="of:=[.B90]+512*[.A90]" office:value-type="float" office:value="216258" calcext:value-type="float">
            <text:p>21625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5" calcext:value-type="float">
            <text:p>195</text:p>
          </table:table-cell>
          <table:table-cell table:formula="of:=IF([.A91]=0;DEC2BIN([.B91]);DEC2BIN([.B91];9))" office:value-type="string" office:string-value="011000011" calcext:value-type="string">
            <text:p>011000011</text:p>
          </table:table-cell>
          <table:table-cell table:formula="of:=DEC2BIN([.A91])" office:value-type="string" office:string-value="110100111" calcext:value-type="string">
            <text:p>110100111</text:p>
          </table:table-cell>
          <table:table-cell table:formula="of:=CONCATENATE(IF([.D91]=&quot;0&quot;;&quot;&quot;;[.D91]);[.C91])" office:value-type="string" office:string-value="110100111011000011" calcext:value-type="string">
            <text:p>110100111011000011</text:p>
          </table:table-cell>
          <table:table-cell table:formula="of:=[.B91]+512*[.A91]" office:value-type="float" office:value="216771" calcext:value-type="float">
            <text:p>21677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6" calcext:value-type="float">
            <text:p>196</text:p>
          </table:table-cell>
          <table:table-cell table:formula="of:=IF([.A92]=0;DEC2BIN([.B92]);DEC2BIN([.B92];9))" office:value-type="string" office:string-value="011000100" calcext:value-type="string">
            <text:p>011000100</text:p>
          </table:table-cell>
          <table:table-cell table:formula="of:=DEC2BIN([.A92])" office:value-type="string" office:string-value="110101000" calcext:value-type="string">
            <text:p>110101000</text:p>
          </table:table-cell>
          <table:table-cell table:formula="of:=CONCATENATE(IF([.D92]=&quot;0&quot;;&quot;&quot;;[.D92]);[.C92])" office:value-type="string" office:string-value="110101000011000100" calcext:value-type="string">
            <text:p>110101000011000100</text:p>
          </table:table-cell>
          <table:table-cell table:formula="of:=[.B92]+512*[.A92]" office:value-type="float" office:value="217284" calcext:value-type="float">
            <text:p>21728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7" calcext:value-type="float">
            <text:p>197</text:p>
          </table:table-cell>
          <table:table-cell table:formula="of:=IF([.A93]=0;DEC2BIN([.B93]);DEC2BIN([.B93];9))" office:value-type="string" office:string-value="011000101" calcext:value-type="string">
            <text:p>011000101</text:p>
          </table:table-cell>
          <table:table-cell table:formula="of:=DEC2BIN([.A93])" office:value-type="string" office:string-value="110101001" calcext:value-type="string">
            <text:p>110101001</text:p>
          </table:table-cell>
          <table:table-cell table:formula="of:=CONCATENATE(IF([.D93]=&quot;0&quot;;&quot;&quot;;[.D93]);[.C93])" office:value-type="string" office:string-value="110101001011000101" calcext:value-type="string">
            <text:p>110101001011000101</text:p>
          </table:table-cell>
          <table:table-cell table:formula="of:=[.B93]+512*[.A93]" office:value-type="float" office:value="217797" calcext:value-type="float">
            <text:p>2177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8" calcext:value-type="float">
            <text:p>198</text:p>
          </table:table-cell>
          <table:table-cell table:formula="of:=IF([.A94]=0;DEC2BIN([.B94]);DEC2BIN([.B94];9))" office:value-type="string" office:string-value="011000110" calcext:value-type="string">
            <text:p>011000110</text:p>
          </table:table-cell>
          <table:table-cell table:formula="of:=DEC2BIN([.A94])" office:value-type="string" office:string-value="110101010" calcext:value-type="string">
            <text:p>110101010</text:p>
          </table:table-cell>
          <table:table-cell table:formula="of:=CONCATENATE(IF([.D94]=&quot;0&quot;;&quot;&quot;;[.D94]);[.C94])" office:value-type="string" office:string-value="110101010011000110" calcext:value-type="string">
            <text:p>110101010011000110</text:p>
          </table:table-cell>
          <table:table-cell table:formula="of:=[.B94]+512*[.A94]" office:value-type="float" office:value="218310" calcext:value-type="float">
            <text:p>2183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9" calcext:value-type="float">
            <text:p>199</text:p>
          </table:table-cell>
          <table:table-cell table:formula="of:=IF([.A95]=0;DEC2BIN([.B95]);DEC2BIN([.B95];9))" office:value-type="string" office:string-value="011000111" calcext:value-type="string">
            <text:p>011000111</text:p>
          </table:table-cell>
          <table:table-cell table:formula="of:=DEC2BIN([.A95])" office:value-type="string" office:string-value="110101011" calcext:value-type="string">
            <text:p>110101011</text:p>
          </table:table-cell>
          <table:table-cell table:formula="of:=CONCATENATE(IF([.D95]=&quot;0&quot;;&quot;&quot;;[.D95]);[.C95])" office:value-type="string" office:string-value="110101011011000111" calcext:value-type="string">
            <text:p>110101011011000111</text:p>
          </table:table-cell>
          <table:table-cell table:formula="of:=[.B95]+512*[.A95]" office:value-type="float" office:value="218823" calcext:value-type="float">
            <text:p>21882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0" calcext:value-type="float">
            <text:p>200</text:p>
          </table:table-cell>
          <table:table-cell table:formula="of:=IF([.A96]=0;DEC2BIN([.B96]);DEC2BIN([.B96];9))" office:value-type="string" office:string-value="011001000" calcext:value-type="string">
            <text:p>011001000</text:p>
          </table:table-cell>
          <table:table-cell table:formula="of:=DEC2BIN([.A96])" office:value-type="string" office:string-value="110101100" calcext:value-type="string">
            <text:p>110101100</text:p>
          </table:table-cell>
          <table:table-cell table:formula="of:=CONCATENATE(IF([.D96]=&quot;0&quot;;&quot;&quot;;[.D96]);[.C96])" office:value-type="string" office:string-value="110101100011001000" calcext:value-type="string">
            <text:p>110101100011001000</text:p>
          </table:table-cell>
          <table:table-cell table:formula="of:=[.B96]+512*[.A96]" office:value-type="float" office:value="219336" calcext:value-type="float">
            <text:p>21933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" calcext:value-type="float">
            <text:p>201</text:p>
          </table:table-cell>
          <table:table-cell table:formula="of:=IF([.A97]=0;DEC2BIN([.B97]);DEC2BIN([.B97];9))" office:value-type="string" office:string-value="011001001" calcext:value-type="string">
            <text:p>011001001</text:p>
          </table:table-cell>
          <table:table-cell table:formula="of:=DEC2BIN([.A97])" office:value-type="string" office:string-value="110101101" calcext:value-type="string">
            <text:p>110101101</text:p>
          </table:table-cell>
          <table:table-cell table:formula="of:=CONCATENATE(IF([.D97]=&quot;0&quot;;&quot;&quot;;[.D97]);[.C97])" office:value-type="string" office:string-value="110101101011001001" calcext:value-type="string">
            <text:p>110101101011001001</text:p>
          </table:table-cell>
          <table:table-cell table:formula="of:=[.B97]+512*[.A97]" office:value-type="float" office:value="219849" calcext:value-type="float">
            <text:p>21984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2" calcext:value-type="float">
            <text:p>202</text:p>
          </table:table-cell>
          <table:table-cell table:formula="of:=IF([.A98]=0;DEC2BIN([.B98]);DEC2BIN([.B98];9))" office:value-type="string" office:string-value="011001010" calcext:value-type="string">
            <text:p>011001010</text:p>
          </table:table-cell>
          <table:table-cell table:formula="of:=DEC2BIN([.A98])" office:value-type="string" office:string-value="110101110" calcext:value-type="string">
            <text:p>110101110</text:p>
          </table:table-cell>
          <table:table-cell table:formula="of:=CONCATENATE(IF([.D98]=&quot;0&quot;;&quot;&quot;;[.D98]);[.C98])" office:value-type="string" office:string-value="110101110011001010" calcext:value-type="string">
            <text:p>110101110011001010</text:p>
          </table:table-cell>
          <table:table-cell table:formula="of:=[.B98]+512*[.A98]" office:value-type="float" office:value="220362" calcext:value-type="float">
            <text:p>22036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3" calcext:value-type="float">
            <text:p>203</text:p>
          </table:table-cell>
          <table:table-cell table:formula="of:=IF([.A99]=0;DEC2BIN([.B99]);DEC2BIN([.B99];9))" office:value-type="string" office:string-value="011001011" calcext:value-type="string">
            <text:p>011001011</text:p>
          </table:table-cell>
          <table:table-cell table:formula="of:=DEC2BIN([.A99])" office:value-type="string" office:string-value="110101111" calcext:value-type="string">
            <text:p>110101111</text:p>
          </table:table-cell>
          <table:table-cell table:formula="of:=CONCATENATE(IF([.D99]=&quot;0&quot;;&quot;&quot;;[.D99]);[.C99])" office:value-type="string" office:string-value="110101111011001011" calcext:value-type="string">
            <text:p>110101111011001011</text:p>
          </table:table-cell>
          <table:table-cell table:formula="of:=[.B99]+512*[.A99]" office:value-type="float" office:value="220875" calcext:value-type="float">
            <text:p>22087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4" calcext:value-type="float">
            <text:p>204</text:p>
          </table:table-cell>
          <table:table-cell table:formula="of:=IF([.A100]=0;DEC2BIN([.B100]);DEC2BIN([.B100];9))" office:value-type="string" office:string-value="011001100" calcext:value-type="string">
            <text:p>011001100</text:p>
          </table:table-cell>
          <table:table-cell table:formula="of:=DEC2BIN([.A100])" office:value-type="string" office:string-value="110110000" calcext:value-type="string">
            <text:p>110110000</text:p>
          </table:table-cell>
          <table:table-cell table:formula="of:=CONCATENATE(IF([.D100]=&quot;0&quot;;&quot;&quot;;[.D100]);[.C100])" office:value-type="string" office:string-value="110110000011001100" calcext:value-type="string">
            <text:p>110110000011001100</text:p>
          </table:table-cell>
          <table:table-cell table:formula="of:=[.B100]+512*[.A100]" office:value-type="float" office:value="221388" calcext:value-type="float">
            <text:p>22138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5" calcext:value-type="float">
            <text:p>205</text:p>
          </table:table-cell>
          <table:table-cell table:formula="of:=IF([.A101]=0;DEC2BIN([.B101]);DEC2BIN([.B101];9))" office:value-type="string" office:string-value="011001101" calcext:value-type="string">
            <text:p>011001101</text:p>
          </table:table-cell>
          <table:table-cell table:formula="of:=DEC2BIN([.A101])" office:value-type="string" office:string-value="110110001" calcext:value-type="string">
            <text:p>110110001</text:p>
          </table:table-cell>
          <table:table-cell table:formula="of:=CONCATENATE(IF([.D101]=&quot;0&quot;;&quot;&quot;;[.D101]);[.C101])" office:value-type="string" office:string-value="110110001011001101" calcext:value-type="string">
            <text:p>110110001011001101</text:p>
          </table:table-cell>
          <table:table-cell table:formula="of:=[.B101]+512*[.A101]" office:value-type="float" office:value="221901" calcext:value-type="float">
            <text:p>22190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6" calcext:value-type="float">
            <text:p>206</text:p>
          </table:table-cell>
          <table:table-cell table:formula="of:=IF([.A102]=0;DEC2BIN([.B102]);DEC2BIN([.B102];9))" office:value-type="string" office:string-value="011001110" calcext:value-type="string">
            <text:p>011001110</text:p>
          </table:table-cell>
          <table:table-cell table:formula="of:=DEC2BIN([.A102])" office:value-type="string" office:string-value="110110010" calcext:value-type="string">
            <text:p>110110010</text:p>
          </table:table-cell>
          <table:table-cell table:formula="of:=CONCATENATE(IF([.D102]=&quot;0&quot;;&quot;&quot;;[.D102]);[.C102])" office:value-type="string" office:string-value="110110010011001110" calcext:value-type="string">
            <text:p>110110010011001110</text:p>
          </table:table-cell>
          <table:table-cell table:formula="of:=[.B102]+512*[.A102]" office:value-type="float" office:value="222414" calcext:value-type="float">
            <text:p>22241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7" calcext:value-type="float">
            <text:p>207</text:p>
          </table:table-cell>
          <table:table-cell table:formula="of:=IF([.A103]=0;DEC2BIN([.B103]);DEC2BIN([.B103];9))" office:value-type="string" office:string-value="011001111" calcext:value-type="string">
            <text:p>011001111</text:p>
          </table:table-cell>
          <table:table-cell table:formula="of:=DEC2BIN([.A103])" office:value-type="string" office:string-value="110110011" calcext:value-type="string">
            <text:p>110110011</text:p>
          </table:table-cell>
          <table:table-cell table:formula="of:=CONCATENATE(IF([.D103]=&quot;0&quot;;&quot;&quot;;[.D103]);[.C103])" office:value-type="string" office:string-value="110110011011001111" calcext:value-type="string">
            <text:p>110110011011001111</text:p>
          </table:table-cell>
          <table:table-cell table:formula="of:=[.B103]+512*[.A103]" office:value-type="float" office:value="222927" calcext:value-type="float">
            <text:p>22292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8" calcext:value-type="float">
            <text:p>208</text:p>
          </table:table-cell>
          <table:table-cell table:formula="of:=IF([.A104]=0;DEC2BIN([.B104]);DEC2BIN([.B104];9))" office:value-type="string" office:string-value="011010000" calcext:value-type="string">
            <text:p>011010000</text:p>
          </table:table-cell>
          <table:table-cell table:formula="of:=DEC2BIN([.A104])" office:value-type="string" office:string-value="110110100" calcext:value-type="string">
            <text:p>110110100</text:p>
          </table:table-cell>
          <table:table-cell table:formula="of:=CONCATENATE(IF([.D104]=&quot;0&quot;;&quot;&quot;;[.D104]);[.C104])" office:value-type="string" office:string-value="110110100011010000" calcext:value-type="string">
            <text:p>110110100011010000</text:p>
          </table:table-cell>
          <table:table-cell table:formula="of:=[.B104]+512*[.A104]" office:value-type="float" office:value="223440" calcext:value-type="float">
            <text:p>22344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9" calcext:value-type="float">
            <text:p>209</text:p>
          </table:table-cell>
          <table:table-cell table:formula="of:=IF([.A105]=0;DEC2BIN([.B105]);DEC2BIN([.B105];9))" office:value-type="string" office:string-value="011010001" calcext:value-type="string">
            <text:p>011010001</text:p>
          </table:table-cell>
          <table:table-cell table:formula="of:=DEC2BIN([.A105])" office:value-type="string" office:string-value="110110101" calcext:value-type="string">
            <text:p>110110101</text:p>
          </table:table-cell>
          <table:table-cell table:formula="of:=CONCATENATE(IF([.D105]=&quot;0&quot;;&quot;&quot;;[.D105]);[.C105])" office:value-type="string" office:string-value="110110101011010001" calcext:value-type="string">
            <text:p>110110101011010001</text:p>
          </table:table-cell>
          <table:table-cell table:formula="of:=[.B105]+512*[.A105]" office:value-type="float" office:value="223953" calcext:value-type="float">
            <text:p>2239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10" calcext:value-type="float">
            <text:p>210</text:p>
          </table:table-cell>
          <table:table-cell table:formula="of:=IF([.A106]=0;DEC2BIN([.B106]);DEC2BIN([.B106];9))" office:value-type="string" office:string-value="011010010" calcext:value-type="string">
            <text:p>011010010</text:p>
          </table:table-cell>
          <table:table-cell table:formula="of:=DEC2BIN([.A106])" office:value-type="string" office:string-value="110110110" calcext:value-type="string">
            <text:p>110110110</text:p>
          </table:table-cell>
          <table:table-cell table:formula="of:=CONCATENATE(IF([.D106]=&quot;0&quot;;&quot;&quot;;[.D106]);[.C106])" office:value-type="string" office:string-value="110110110011010010" calcext:value-type="string">
            <text:p>110110110011010010</text:p>
          </table:table-cell>
          <table:table-cell table:formula="of:=[.B106]+512*[.A106]" office:value-type="float" office:value="224466" calcext:value-type="float">
            <text:p>2244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11" calcext:value-type="float">
            <text:p>211</text:p>
          </table:table-cell>
          <table:table-cell table:formula="of:=IF([.A107]=0;DEC2BIN([.B107]);DEC2BIN([.B107];9))" office:value-type="string" office:string-value="011010011" calcext:value-type="string">
            <text:p>011010011</text:p>
          </table:table-cell>
          <table:table-cell table:formula="of:=DEC2BIN([.A107])" office:value-type="string" office:string-value="110110111" calcext:value-type="string">
            <text:p>110110111</text:p>
          </table:table-cell>
          <table:table-cell table:formula="of:=CONCATENATE(IF([.D107]=&quot;0&quot;;&quot;&quot;;[.D107]);[.C107])" office:value-type="string" office:string-value="110110111011010011" calcext:value-type="string">
            <text:p>110110111011010011</text:p>
          </table:table-cell>
          <table:table-cell table:formula="of:=[.B107]+512*[.A107]" office:value-type="float" office:value="224979" calcext:value-type="float">
            <text:p>22497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12" calcext:value-type="float">
            <text:p>212</text:p>
          </table:table-cell>
          <table:table-cell table:formula="of:=IF([.A108]=0;DEC2BIN([.B108]);DEC2BIN([.B108];9))" office:value-type="string" office:string-value="011010100" calcext:value-type="string">
            <text:p>011010100</text:p>
          </table:table-cell>
          <table:table-cell table:formula="of:=DEC2BIN([.A108])" office:value-type="string" office:string-value="110111000" calcext:value-type="string">
            <text:p>110111000</text:p>
          </table:table-cell>
          <table:table-cell table:formula="of:=CONCATENATE(IF([.D108]=&quot;0&quot;;&quot;&quot;;[.D108]);[.C108])" office:value-type="string" office:string-value="110111000011010100" calcext:value-type="string">
            <text:p>110111000011010100</text:p>
          </table:table-cell>
          <table:table-cell table:formula="of:=[.B108]+512*[.A108]" office:value-type="float" office:value="225492" calcext:value-type="float">
            <text:p>22549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13" calcext:value-type="float">
            <text:p>213</text:p>
          </table:table-cell>
          <table:table-cell table:formula="of:=IF([.A109]=0;DEC2BIN([.B109]);DEC2BIN([.B109];9))" office:value-type="string" office:string-value="011010101" calcext:value-type="string">
            <text:p>011010101</text:p>
          </table:table-cell>
          <table:table-cell table:formula="of:=DEC2BIN([.A109])" office:value-type="string" office:string-value="110111001" calcext:value-type="string">
            <text:p>110111001</text:p>
          </table:table-cell>
          <table:table-cell table:formula="of:=CONCATENATE(IF([.D109]=&quot;0&quot;;&quot;&quot;;[.D109]);[.C109])" office:value-type="string" office:string-value="110111001011010101" calcext:value-type="string">
            <text:p>110111001011010101</text:p>
          </table:table-cell>
          <table:table-cell table:formula="of:=[.B109]+512*[.A109]" office:value-type="float" office:value="226005" calcext:value-type="float">
            <text:p>22600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14" calcext:value-type="float">
            <text:p>214</text:p>
          </table:table-cell>
          <table:table-cell table:formula="of:=IF([.A110]=0;DEC2BIN([.B110]);DEC2BIN([.B110];9))" office:value-type="string" office:string-value="011010110" calcext:value-type="string">
            <text:p>011010110</text:p>
          </table:table-cell>
          <table:table-cell table:formula="of:=DEC2BIN([.A110])" office:value-type="string" office:string-value="110111010" calcext:value-type="string">
            <text:p>110111010</text:p>
          </table:table-cell>
          <table:table-cell table:formula="of:=CONCATENATE(IF([.D110]=&quot;0&quot;;&quot;&quot;;[.D110]);[.C110])" office:value-type="string" office:string-value="110111010011010110" calcext:value-type="string">
            <text:p>110111010011010110</text:p>
          </table:table-cell>
          <table:table-cell table:formula="of:=[.B110]+512*[.A110]" office:value-type="float" office:value="226518" calcext:value-type="float">
            <text:p>2265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15" calcext:value-type="float">
            <text:p>215</text:p>
          </table:table-cell>
          <table:table-cell table:formula="of:=IF([.A111]=0;DEC2BIN([.B111]);DEC2BIN([.B111];9))" office:value-type="string" office:string-value="011010111" calcext:value-type="string">
            <text:p>011010111</text:p>
          </table:table-cell>
          <table:table-cell table:formula="of:=DEC2BIN([.A111])" office:value-type="string" office:string-value="110111011" calcext:value-type="string">
            <text:p>110111011</text:p>
          </table:table-cell>
          <table:table-cell table:formula="of:=CONCATENATE(IF([.D111]=&quot;0&quot;;&quot;&quot;;[.D111]);[.C111])" office:value-type="string" office:string-value="110111011011010111" calcext:value-type="string">
            <text:p>110111011011010111</text:p>
          </table:table-cell>
          <table:table-cell table:formula="of:=[.B111]+512*[.A111]" office:value-type="float" office:value="227031" calcext:value-type="float">
            <text:p>22703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16" calcext:value-type="float">
            <text:p>216</text:p>
          </table:table-cell>
          <table:table-cell table:formula="of:=IF([.A112]=0;DEC2BIN([.B112]);DEC2BIN([.B112];9))" office:value-type="string" office:string-value="011011000" calcext:value-type="string">
            <text:p>011011000</text:p>
          </table:table-cell>
          <table:table-cell table:formula="of:=DEC2BIN([.A112])" office:value-type="string" office:string-value="110111100" calcext:value-type="string">
            <text:p>110111100</text:p>
          </table:table-cell>
          <table:table-cell table:formula="of:=CONCATENATE(IF([.D112]=&quot;0&quot;;&quot;&quot;;[.D112]);[.C112])" office:value-type="string" office:string-value="110111100011011000" calcext:value-type="string">
            <text:p>110111100011011000</text:p>
          </table:table-cell>
          <table:table-cell table:formula="of:=[.B112]+512*[.A112]" office:value-type="float" office:value="227544" calcext:value-type="float">
            <text:p>2275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17" calcext:value-type="float">
            <text:p>217</text:p>
          </table:table-cell>
          <table:table-cell table:formula="of:=IF([.A113]=0;DEC2BIN([.B113]);DEC2BIN([.B113];9))" office:value-type="string" office:string-value="011011001" calcext:value-type="string">
            <text:p>011011001</text:p>
          </table:table-cell>
          <table:table-cell table:formula="of:=DEC2BIN([.A113])" office:value-type="string" office:string-value="110111101" calcext:value-type="string">
            <text:p>110111101</text:p>
          </table:table-cell>
          <table:table-cell table:formula="of:=CONCATENATE(IF([.D113]=&quot;0&quot;;&quot;&quot;;[.D113]);[.C113])" office:value-type="string" office:string-value="110111101011011001" calcext:value-type="string">
            <text:p>110111101011011001</text:p>
          </table:table-cell>
          <table:table-cell table:formula="of:=[.B113]+512*[.A113]" office:value-type="float" office:value="228057" calcext:value-type="float">
            <text:p>22805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18" calcext:value-type="float">
            <text:p>218</text:p>
          </table:table-cell>
          <table:table-cell table:formula="of:=IF([.A114]=0;DEC2BIN([.B114]);DEC2BIN([.B114];9))" office:value-type="string" office:string-value="011011010" calcext:value-type="string">
            <text:p>011011010</text:p>
          </table:table-cell>
          <table:table-cell table:formula="of:=DEC2BIN([.A114])" office:value-type="string" office:string-value="110111110" calcext:value-type="string">
            <text:p>110111110</text:p>
          </table:table-cell>
          <table:table-cell table:formula="of:=CONCATENATE(IF([.D114]=&quot;0&quot;;&quot;&quot;;[.D114]);[.C114])" office:value-type="string" office:string-value="110111110011011010" calcext:value-type="string">
            <text:p>110111110011011010</text:p>
          </table:table-cell>
          <table:table-cell table:formula="of:=[.B114]+512*[.A114]" office:value-type="float" office:value="228570" calcext:value-type="float">
            <text:p>22857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19" calcext:value-type="float">
            <text:p>219</text:p>
          </table:table-cell>
          <table:table-cell table:formula="of:=IF([.A115]=0;DEC2BIN([.B115]);DEC2BIN([.B115];9))" office:value-type="string" office:string-value="011011011" calcext:value-type="string">
            <text:p>011011011</text:p>
          </table:table-cell>
          <table:table-cell table:formula="of:=DEC2BIN([.A115])" office:value-type="string" office:string-value="110111111" calcext:value-type="string">
            <text:p>110111111</text:p>
          </table:table-cell>
          <table:table-cell table:formula="of:=CONCATENATE(IF([.D115]=&quot;0&quot;;&quot;&quot;;[.D115]);[.C115])" office:value-type="string" office:string-value="110111111011011011" calcext:value-type="string">
            <text:p>110111111011011011</text:p>
          </table:table-cell>
          <table:table-cell table:formula="of:=[.B115]+512*[.A115]" office:value-type="float" office:value="229083" calcext:value-type="float">
            <text:p>2290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0" calcext:value-type="float">
            <text:p>220</text:p>
          </table:table-cell>
          <table:table-cell table:formula="of:=IF([.A116]=0;DEC2BIN([.B116]);DEC2BIN([.B116];9))" office:value-type="string" office:string-value="011011100" calcext:value-type="string">
            <text:p>011011100</text:p>
          </table:table-cell>
          <table:table-cell table:formula="of:=DEC2BIN([.A116])" office:value-type="string" office:string-value="111000000" calcext:value-type="string">
            <text:p>111000000</text:p>
          </table:table-cell>
          <table:table-cell table:formula="of:=CONCATENATE(IF([.D116]=&quot;0&quot;;&quot;&quot;;[.D116]);[.C116])" office:value-type="string" office:string-value="111000000011011100" calcext:value-type="string">
            <text:p>111000000011011100</text:p>
          </table:table-cell>
          <table:table-cell table:formula="of:=[.B116]+512*[.A116]" office:value-type="float" office:value="229596" calcext:value-type="float">
            <text:p>22959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1" calcext:value-type="float">
            <text:p>221</text:p>
          </table:table-cell>
          <table:table-cell table:formula="of:=IF([.A117]=0;DEC2BIN([.B117]);DEC2BIN([.B117];9))" office:value-type="string" office:string-value="011011101" calcext:value-type="string">
            <text:p>011011101</text:p>
          </table:table-cell>
          <table:table-cell table:formula="of:=DEC2BIN([.A117])" office:value-type="string" office:string-value="111000001" calcext:value-type="string">
            <text:p>111000001</text:p>
          </table:table-cell>
          <table:table-cell table:formula="of:=CONCATENATE(IF([.D117]=&quot;0&quot;;&quot;&quot;;[.D117]);[.C117])" office:value-type="string" office:string-value="111000001011011101" calcext:value-type="string">
            <text:p>111000001011011101</text:p>
          </table:table-cell>
          <table:table-cell table:formula="of:=[.B117]+512*[.A117]" office:value-type="float" office:value="230109" calcext:value-type="float">
            <text:p>23010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2" calcext:value-type="float">
            <text:p>222</text:p>
          </table:table-cell>
          <table:table-cell table:formula="of:=IF([.A118]=0;DEC2BIN([.B118]);DEC2BIN([.B118];9))" office:value-type="string" office:string-value="011011110" calcext:value-type="string">
            <text:p>011011110</text:p>
          </table:table-cell>
          <table:table-cell table:formula="of:=DEC2BIN([.A118])" office:value-type="string" office:string-value="111000010" calcext:value-type="string">
            <text:p>111000010</text:p>
          </table:table-cell>
          <table:table-cell table:formula="of:=CONCATENATE(IF([.D118]=&quot;0&quot;;&quot;&quot;;[.D118]);[.C118])" office:value-type="string" office:string-value="111000010011011110" calcext:value-type="string">
            <text:p>111000010011011110</text:p>
          </table:table-cell>
          <table:table-cell table:formula="of:=[.B118]+512*[.A118]" office:value-type="float" office:value="230622" calcext:value-type="float">
            <text:p>23062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3" calcext:value-type="float">
            <text:p>223</text:p>
          </table:table-cell>
          <table:table-cell table:formula="of:=IF([.A119]=0;DEC2BIN([.B119]);DEC2BIN([.B119];9))" office:value-type="string" office:string-value="011011111" calcext:value-type="string">
            <text:p>011011111</text:p>
          </table:table-cell>
          <table:table-cell table:formula="of:=DEC2BIN([.A119])" office:value-type="string" office:string-value="111000011" calcext:value-type="string">
            <text:p>111000011</text:p>
          </table:table-cell>
          <table:table-cell table:formula="of:=CONCATENATE(IF([.D119]=&quot;0&quot;;&quot;&quot;;[.D119]);[.C119])" office:value-type="string" office:string-value="111000011011011111" calcext:value-type="string">
            <text:p>111000011011011111</text:p>
          </table:table-cell>
          <table:table-cell table:formula="of:=[.B119]+512*[.A119]" office:value-type="float" office:value="231135" calcext:value-type="float">
            <text:p>23113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4" calcext:value-type="float">
            <text:p>224</text:p>
          </table:table-cell>
          <table:table-cell table:formula="of:=IF([.A120]=0;DEC2BIN([.B120]);DEC2BIN([.B120];9))" office:value-type="string" office:string-value="011100000" calcext:value-type="string">
            <text:p>011100000</text:p>
          </table:table-cell>
          <table:table-cell table:formula="of:=DEC2BIN([.A120])" office:value-type="string" office:string-value="111000100" calcext:value-type="string">
            <text:p>111000100</text:p>
          </table:table-cell>
          <table:table-cell table:formula="of:=CONCATENATE(IF([.D120]=&quot;0&quot;;&quot;&quot;;[.D120]);[.C120])" office:value-type="string" office:string-value="111000100011100000" calcext:value-type="string">
            <text:p>111000100011100000</text:p>
          </table:table-cell>
          <table:table-cell table:formula="of:=[.B120]+512*[.A120]" office:value-type="float" office:value="231648" calcext:value-type="float">
            <text:p>23164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5" calcext:value-type="float">
            <text:p>225</text:p>
          </table:table-cell>
          <table:table-cell table:formula="of:=IF([.A121]=0;DEC2BIN([.B121]);DEC2BIN([.B121];9))" office:value-type="string" office:string-value="011100001" calcext:value-type="string">
            <text:p>011100001</text:p>
          </table:table-cell>
          <table:table-cell table:formula="of:=DEC2BIN([.A121])" office:value-type="string" office:string-value="111000101" calcext:value-type="string">
            <text:p>111000101</text:p>
          </table:table-cell>
          <table:table-cell table:formula="of:=CONCATENATE(IF([.D121]=&quot;0&quot;;&quot;&quot;;[.D121]);[.C121])" office:value-type="string" office:string-value="111000101011100001" calcext:value-type="string">
            <text:p>111000101011100001</text:p>
          </table:table-cell>
          <table:table-cell table:formula="of:=[.B121]+512*[.A121]" office:value-type="float" office:value="232161" calcext:value-type="float">
            <text:p>23216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26" calcext:value-type="float">
            <text:p>226</text:p>
          </table:table-cell>
          <table:table-cell table:formula="of:=IF([.A122]=0;DEC2BIN([.B122]);DEC2BIN([.B122];9))" office:value-type="string" office:string-value="011100010" calcext:value-type="string">
            <text:p>011100010</text:p>
          </table:table-cell>
          <table:table-cell table:formula="of:=DEC2BIN([.A122])" office:value-type="string" office:string-value="111000110" calcext:value-type="string">
            <text:p>111000110</text:p>
          </table:table-cell>
          <table:table-cell table:formula="of:=CONCATENATE(IF([.D122]=&quot;0&quot;;&quot;&quot;;[.D122]);[.C122])" office:value-type="string" office:string-value="111000110011100010" calcext:value-type="string">
            <text:p>111000110011100010</text:p>
          </table:table-cell>
          <table:table-cell table:formula="of:=[.B122]+512*[.A122]" office:value-type="float" office:value="232674" calcext:value-type="float">
            <text:p>23267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7" calcext:value-type="float">
            <text:p>227</text:p>
          </table:table-cell>
          <table:table-cell table:formula="of:=IF([.A123]=0;DEC2BIN([.B123]);DEC2BIN([.B123];9))" office:value-type="string" office:string-value="011100011" calcext:value-type="string">
            <text:p>011100011</text:p>
          </table:table-cell>
          <table:table-cell table:formula="of:=DEC2BIN([.A123])" office:value-type="string" office:string-value="111000111" calcext:value-type="string">
            <text:p>111000111</text:p>
          </table:table-cell>
          <table:table-cell table:formula="of:=CONCATENATE(IF([.D123]=&quot;0&quot;;&quot;&quot;;[.D123]);[.C123])" office:value-type="string" office:string-value="111000111011100011" calcext:value-type="string">
            <text:p>111000111011100011</text:p>
          </table:table-cell>
          <table:table-cell table:formula="of:=[.B123]+512*[.A123]" office:value-type="float" office:value="233187" calcext:value-type="float">
            <text:p>23318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8" calcext:value-type="float">
            <text:p>228</text:p>
          </table:table-cell>
          <table:table-cell table:formula="of:=IF([.A124]=0;DEC2BIN([.B124]);DEC2BIN([.B124];9))" office:value-type="string" office:string-value="011100100" calcext:value-type="string">
            <text:p>011100100</text:p>
          </table:table-cell>
          <table:table-cell table:formula="of:=DEC2BIN([.A124])" office:value-type="string" office:string-value="111001000" calcext:value-type="string">
            <text:p>111001000</text:p>
          </table:table-cell>
          <table:table-cell table:formula="of:=CONCATENATE(IF([.D124]=&quot;0&quot;;&quot;&quot;;[.D124]);[.C124])" office:value-type="string" office:string-value="111001000011100100" calcext:value-type="string">
            <text:p>111001000011100100</text:p>
          </table:table-cell>
          <table:table-cell table:formula="of:=[.B124]+512*[.A124]" office:value-type="float" office:value="233700" calcext:value-type="float">
            <text:p>2337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9" calcext:value-type="float">
            <text:p>229</text:p>
          </table:table-cell>
          <table:table-cell table:formula="of:=IF([.A125]=0;DEC2BIN([.B125]);DEC2BIN([.B125];9))" office:value-type="string" office:string-value="011100101" calcext:value-type="string">
            <text:p>011100101</text:p>
          </table:table-cell>
          <table:table-cell table:formula="of:=DEC2BIN([.A125])" office:value-type="string" office:string-value="111001001" calcext:value-type="string">
            <text:p>111001001</text:p>
          </table:table-cell>
          <table:table-cell table:formula="of:=CONCATENATE(IF([.D125]=&quot;0&quot;;&quot;&quot;;[.D125]);[.C125])" office:value-type="string" office:string-value="111001001011100101" calcext:value-type="string">
            <text:p>111001001011100101</text:p>
          </table:table-cell>
          <table:table-cell table:formula="of:=[.B125]+512*[.A125]" office:value-type="float" office:value="234213" calcext:value-type="float">
            <text:p>23421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30" calcext:value-type="float">
            <text:p>230</text:p>
          </table:table-cell>
          <table:table-cell table:formula="of:=IF([.A126]=0;DEC2BIN([.B126]);DEC2BIN([.B126];9))" office:value-type="string" office:string-value="011100110" calcext:value-type="string">
            <text:p>011100110</text:p>
          </table:table-cell>
          <table:table-cell table:formula="of:=DEC2BIN([.A126])" office:value-type="string" office:string-value="111001010" calcext:value-type="string">
            <text:p>111001010</text:p>
          </table:table-cell>
          <table:table-cell table:formula="of:=CONCATENATE(IF([.D126]=&quot;0&quot;;&quot;&quot;;[.D126]);[.C126])" office:value-type="string" office:string-value="111001010011100110" calcext:value-type="string">
            <text:p>111001010011100110</text:p>
          </table:table-cell>
          <table:table-cell table:formula="of:=[.B126]+512*[.A126]" office:value-type="float" office:value="234726" calcext:value-type="float">
            <text:p>23472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31" calcext:value-type="float">
            <text:p>231</text:p>
          </table:table-cell>
          <table:table-cell table:formula="of:=IF([.A127]=0;DEC2BIN([.B127]);DEC2BIN([.B127];9))" office:value-type="string" office:string-value="011100111" calcext:value-type="string">
            <text:p>011100111</text:p>
          </table:table-cell>
          <table:table-cell table:formula="of:=DEC2BIN([.A127])" office:value-type="string" office:string-value="111001011" calcext:value-type="string">
            <text:p>111001011</text:p>
          </table:table-cell>
          <table:table-cell table:formula="of:=CONCATENATE(IF([.D127]=&quot;0&quot;;&quot;&quot;;[.D127]);[.C127])" office:value-type="string" office:string-value="111001011011100111" calcext:value-type="string">
            <text:p>111001011011100111</text:p>
          </table:table-cell>
          <table:table-cell table:formula="of:=[.B127]+512*[.A127]" office:value-type="float" office:value="235239" calcext:value-type="float">
            <text:p>23523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32" calcext:value-type="float">
            <text:p>232</text:p>
          </table:table-cell>
          <table:table-cell table:formula="of:=IF([.A128]=0;DEC2BIN([.B128]);DEC2BIN([.B128];9))" office:value-type="string" office:string-value="011101000" calcext:value-type="string">
            <text:p>011101000</text:p>
          </table:table-cell>
          <table:table-cell table:formula="of:=DEC2BIN([.A128])" office:value-type="string" office:string-value="111001100" calcext:value-type="string">
            <text:p>111001100</text:p>
          </table:table-cell>
          <table:table-cell table:formula="of:=CONCATENATE(IF([.D128]=&quot;0&quot;;&quot;&quot;;[.D128]);[.C128])" office:value-type="string" office:string-value="111001100011101000" calcext:value-type="string">
            <text:p>111001100011101000</text:p>
          </table:table-cell>
          <table:table-cell table:formula="of:=[.B128]+512*[.A128]" office:value-type="float" office:value="235752" calcext:value-type="float">
            <text:p>23575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33" calcext:value-type="float">
            <text:p>233</text:p>
          </table:table-cell>
          <table:table-cell table:formula="of:=IF([.A129]=0;DEC2BIN([.B129]);DEC2BIN([.B129];9))" office:value-type="string" office:string-value="011101001" calcext:value-type="string">
            <text:p>011101001</text:p>
          </table:table-cell>
          <table:table-cell table:formula="of:=DEC2BIN([.A129])" office:value-type="string" office:string-value="111001101" calcext:value-type="string">
            <text:p>111001101</text:p>
          </table:table-cell>
          <table:table-cell table:formula="of:=CONCATENATE(IF([.D129]=&quot;0&quot;;&quot;&quot;;[.D129]);[.C129])" office:value-type="string" office:string-value="111001101011101001" calcext:value-type="string">
            <text:p>111001101011101001</text:p>
          </table:table-cell>
          <table:table-cell table:formula="of:=[.B129]+512*[.A129]" office:value-type="float" office:value="236265" calcext:value-type="float">
            <text:p>23626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34" calcext:value-type="float">
            <text:p>234</text:p>
          </table:table-cell>
          <table:table-cell table:formula="of:=IF([.A130]=0;DEC2BIN([.B130]);DEC2BIN([.B130];9))" office:value-type="string" office:string-value="011101010" calcext:value-type="string">
            <text:p>011101010</text:p>
          </table:table-cell>
          <table:table-cell table:formula="of:=DEC2BIN([.A130])" office:value-type="string" office:string-value="111001110" calcext:value-type="string">
            <text:p>111001110</text:p>
          </table:table-cell>
          <table:table-cell table:formula="of:=CONCATENATE(IF([.D130]=&quot;0&quot;;&quot;&quot;;[.D130]);[.C130])" office:value-type="string" office:string-value="111001110011101010" calcext:value-type="string">
            <text:p>111001110011101010</text:p>
          </table:table-cell>
          <table:table-cell table:formula="of:=[.B130]+512*[.A130]" office:value-type="float" office:value="236778" calcext:value-type="float">
            <text:p>23677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5" calcext:value-type="float">
            <text:p>235</text:p>
          </table:table-cell>
          <table:table-cell table:formula="of:=IF([.A131]=0;DEC2BIN([.B131]);DEC2BIN([.B131];9))" office:value-type="string" office:string-value="011101011" calcext:value-type="string">
            <text:p>011101011</text:p>
          </table:table-cell>
          <table:table-cell table:formula="of:=DEC2BIN([.A131])" office:value-type="string" office:string-value="111001111" calcext:value-type="string">
            <text:p>111001111</text:p>
          </table:table-cell>
          <table:table-cell table:formula="of:=CONCATENATE(IF([.D131]=&quot;0&quot;;&quot;&quot;;[.D131]);[.C131])" office:value-type="string" office:string-value="111001111011101011" calcext:value-type="string">
            <text:p>111001111011101011</text:p>
          </table:table-cell>
          <table:table-cell table:formula="of:=[.B131]+512*[.A131]" office:value-type="float" office:value="237291" calcext:value-type="float">
            <text:p>23729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36" calcext:value-type="float">
            <text:p>236</text:p>
          </table:table-cell>
          <table:table-cell table:formula="of:=IF([.A132]=0;DEC2BIN([.B132]);DEC2BIN([.B132];9))" office:value-type="string" office:string-value="011101100" calcext:value-type="string">
            <text:p>011101100</text:p>
          </table:table-cell>
          <table:table-cell table:formula="of:=DEC2BIN([.A132])" office:value-type="string" office:string-value="111010000" calcext:value-type="string">
            <text:p>111010000</text:p>
          </table:table-cell>
          <table:table-cell table:formula="of:=CONCATENATE(IF([.D132]=&quot;0&quot;;&quot;&quot;;[.D132]);[.C132])" office:value-type="string" office:string-value="111010000011101100" calcext:value-type="string">
            <text:p>111010000011101100</text:p>
          </table:table-cell>
          <table:table-cell table:formula="of:=[.B132]+512*[.A132]" office:value-type="float" office:value="237804" calcext:value-type="float">
            <text:p>23780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7" calcext:value-type="float">
            <text:p>237</text:p>
          </table:table-cell>
          <table:table-cell table:formula="of:=IF([.A133]=0;DEC2BIN([.B133]);DEC2BIN([.B133];9))" office:value-type="string" office:string-value="011101101" calcext:value-type="string">
            <text:p>011101101</text:p>
          </table:table-cell>
          <table:table-cell table:formula="of:=DEC2BIN([.A133])" office:value-type="string" office:string-value="111010001" calcext:value-type="string">
            <text:p>111010001</text:p>
          </table:table-cell>
          <table:table-cell table:formula="of:=CONCATENATE(IF([.D133]=&quot;0&quot;;&quot;&quot;;[.D133]);[.C133])" office:value-type="string" office:string-value="111010001011101101" calcext:value-type="string">
            <text:p>111010001011101101</text:p>
          </table:table-cell>
          <table:table-cell table:formula="of:=[.B133]+512*[.A133]" office:value-type="float" office:value="238317" calcext:value-type="float">
            <text:p>23831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38" calcext:value-type="float">
            <text:p>238</text:p>
          </table:table-cell>
          <table:table-cell table:formula="of:=IF([.A134]=0;DEC2BIN([.B134]);DEC2BIN([.B134];9))" office:value-type="string" office:string-value="011101110" calcext:value-type="string">
            <text:p>011101110</text:p>
          </table:table-cell>
          <table:table-cell table:formula="of:=DEC2BIN([.A134])" office:value-type="string" office:string-value="111111111" calcext:value-type="string">
            <text:p>111111111</text:p>
          </table:table-cell>
          <table:table-cell table:formula="of:=CONCATENATE(IF([.D134]=&quot;0&quot;;&quot;&quot;;[.D134]);[.C134])" office:value-type="string" office:string-value="111111111011101110" calcext:value-type="string">
            <text:p>111111111011101110</text:p>
          </table:table-cell>
          <table:table-cell table:formula="of:=[.B134]+512*[.A134]" office:value-type="float" office:value="261870" calcext:value-type="float">
            <text:p>2618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1T13:20:37.236333452</meta:creation-date>
    <dc:date>2021-05-01T13:51:23.534221291</dc:date>
    <meta:editing-duration>PT16S</meta:editing-duration>
    <meta:editing-cycles>1</meta:editing-cycles>
    <meta:document-statistic meta:table-count="1" meta:cell-count="799" meta:object-count="0"/>
    <meta:generator>LibreOffice/7.0.5.2$Linux_X86_64 LibreOffice_project/00$Build-2</meta:generator>
  </office:meta>
</office:document-meta>
</file>